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manifest.rdf" manifest:media-type="application/rdf+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manifest.rdf" manifest:media-type="application/rdf+xml"/>
  <manifest:file-entry manifest:full-path="Object 16/" manifest:version="1.2" manifest:media-type="application/vnd.oasis.opendocument.spreadsheet"/>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layout-cache" manifest:media-type="application/binary"/>
  <manifest:file-entry manifest:full-path="Object 17/content.xml" manifest:media-type="text/xml"/>
  <manifest:file-entry manifest:full-path="Object 17/manifest.rdf" manifest:media-type="application/rdf+xml"/>
  <manifest:file-entry manifest:full-path="Object 17/settings.xml" manifest:media-type="text/xml"/>
  <manifest:file-entry manifest:full-path="Object 17/styles.xml" manifest:media-type="text/xml"/>
  <manifest:file-entry manifest:full-path="Object 17/" manifest:version="1.2" manifest:media-type="application/vnd.oasis.opendocument.spreadshee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
  <manifest:file-entry manifest:full-path="ObjectReplacements/Object 19" manifest:media-type=""/>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 19/styles.xml" manifest:media-type="text/xml"/>
  <manifest:file-entry manifest:full-path="Object 19/content.xml" manifest:media-type="text/xml"/>
  <manifest:file-entry manifest:full-path="Object 19/settings.xml" manifest:media-type="text/xml"/>
  <manifest:file-entry manifest:full-path="Object 19/manifest.rdf" manifest:media-type="application/rdf+xml"/>
  <manifest:file-entry manifest:full-path="Object 19/"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1" style:family="table">
      <style:table-properties style:width="2.3625in" fo:margin-left="0in" fo:margin-top="0in" fo:margin-bottom="0in" table:align="left" style:writing-mode="lr-tb"/>
    </style:style>
    <style:style style:name="Table11.A" style:family="table-column">
      <style:table-column-properties style:column-width="0.3938in"/>
    </style:style>
    <style:style style:name="Table11.1" style:family="table-row">
      <style:table-row-properties style:min-row-height="0.3938in"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2.3625in" fo:margin-left="0in" fo:margin-top="0in" fo:margin-bottom="0in" table:align="left" style:writing-mode="lr-tb"/>
    </style:style>
    <style:style style:name="Table12.A" style:family="table-column">
      <style:table-column-properties style:column-width="1.1813in"/>
    </style:style>
    <style:style style:name="Table12.1" style:family="table-row">
      <style:table-row-properties style:min-row-height="1.1813in" fo:keep-together="auto"/>
    </style:style>
    <style:style style:name="Table12.A1" style:family="table-cell">
      <style:table-cell-properties style:vertical-align="middle" fo:padding-left="0.0785in" fo:padding-right="0.075in" fo:padding-top="0in" fo:padding-bottom="0in" fo:border="0.5pt solid #000000"/>
    </style:style>
    <style:style style:name="Table1" style:family="table">
      <style:table-properties style:width="1.5701in" table:align="left" style:shadow="none" style:writing-mode="lr-tb"/>
    </style:style>
    <style:style style:name="Table1.A" style:family="table-column">
      <style:table-column-properties style:column-width="0.3924in"/>
    </style:style>
    <style:style style:name="Table1.D" style:family="table-column">
      <style:table-column-properties style:column-width="0.393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5701in" table:align="left" style:shadow="none" style:writing-mode="lr-tb"/>
    </style:style>
    <style:style style:name="Table2.A" style:family="table-column">
      <style:table-column-properties style:column-width="0.3924in"/>
    </style:style>
    <style:style style:name="Table2.D" style:family="table-column">
      <style:table-column-properties style:column-width="0.393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el" fo:country="GR"/>
    </style:style>
    <style:style style:name="P3" style:family="paragraph" style:parent-style-name="Standard">
      <style:text-properties fo:language="el" fo:country="GR" fo:font-weight="bold" style:font-weight-asian="bold"/>
    </style:style>
    <style:style style:name="P4" style:family="paragraph" style:parent-style-name="Standard">
      <style:text-properties officeooo:paragraph-rsid="0005d5bc"/>
    </style:style>
    <style:style style:name="P5" style:family="paragraph" style:parent-style-name="Standard">
      <style:text-properties officeooo:rsid="0008e473" officeooo:paragraph-rsid="0008e473"/>
    </style:style>
    <style:style style:name="P6" style:family="paragraph" style:parent-style-name="Standard">
      <style:text-properties officeooo:paragraph-rsid="000e0ac9"/>
    </style:style>
    <style:style style:name="P7" style:family="paragraph" style:parent-style-name="Standard">
      <style:text-properties officeooo:paragraph-rsid="0020d71e"/>
    </style:style>
    <style:style style:name="P8" style:family="paragraph" style:parent-style-name="List_20_Paragraph">
      <style:paragraph-properties fo:margin-left="0in" fo:margin-right="0in" fo:text-indent="0in" style:auto-text-indent="false"/>
      <style:text-properties fo:font-weight="normal" officeooo:rsid="001de4a9" officeooo:paragraph-rsid="001ef1d6" style:font-weight-asian="normal" style:font-weight-complex="normal"/>
    </style:style>
    <style:style style:name="P9" style:family="paragraph" style:parent-style-name="Standard" style:master-page-name="Standard">
      <style:paragraph-properties fo:text-align="center" style:justify-single-word="false" style:page-number="1"/>
      <style:text-properties fo:font-size="14pt" fo:language="el" fo:country="GR" fo:font-weight="bold" style:font-size-asian="14pt" style:font-weight-asian="bold" style:font-size-complex="14pt"/>
    </style:style>
    <style:style style:name="P10" style:family="paragraph" style:parent-style-name="Standard">
      <style:text-properties fo:language="el" fo:country="GR"/>
    </style:style>
    <style:style style:name="P11" style:family="paragraph" style:parent-style-name="Standard">
      <style:text-properties fo:language="el" fo:country="GR" fo:font-weight="bold" style:font-weight-asian="bold"/>
    </style:style>
    <style:style style:name="P12" style:family="paragraph" style:parent-style-name="Standard">
      <style:text-properties fo:language="el" fo:country="GR" fo:font-weight="bold" officeooo:paragraph-rsid="0020d71e" style:font-weight-asian="bold"/>
    </style:style>
    <style:style style:name="P13" style:family="paragraph" style:parent-style-name="Standard">
      <style:text-properties fo:language="el" fo:country="GR" officeooo:paragraph-rsid="0005d5bc" fo:background-color="#ffff00"/>
    </style:style>
    <style:style style:name="P14" style:family="paragraph" style:parent-style-name="Standard">
      <style:paragraph-properties fo:text-align="center" style:justify-single-word="false"/>
      <style:text-properties fo:language="el" fo:country="GR"/>
    </style:style>
    <style:style style:name="P15" style:family="paragraph" style:parent-style-name="Standard">
      <style:text-properties fo:color="#000000" fo:font-weight="normal" style:font-weight-asian="normal" style:font-weight-complex="normal"/>
    </style:style>
    <style:style style:name="P16" style:family="paragraph" style:parent-style-name="Standard">
      <style:text-properties fo:color="#000000" fo:language="el" fo:country="GR"/>
    </style:style>
    <style:style style:name="P17" style:family="paragraph" style:parent-style-name="Standard">
      <style:text-properties fo:color="#000000" fo:language="el" fo:country="GR" fo:font-weight="normal" style:font-weight-asian="normal" style:font-weight-complex="normal"/>
    </style:style>
    <style:style style:name="P18" style:family="paragraph" style:parent-style-name="Standard">
      <style:text-properties fo:font-size="12pt" fo:font-weight="bold" style:font-size-asian="12pt" style:font-weight-asian="bold" style:font-size-complex="12pt"/>
    </style:style>
    <style:style style:name="P19" style:family="paragraph" style:parent-style-name="Standard">
      <style:text-properties fo:font-size="12pt" fo:font-weight="bold" officeooo:paragraph-rsid="00074c12" style:font-size-asian="12pt" style:font-weight-asian="bold" style:font-size-complex="12pt"/>
    </style:style>
    <style:style style:name="P20" style:family="paragraph" style:parent-style-name="Standard">
      <style:text-properties fo:background-color="#ffff00"/>
    </style:style>
    <style:style style:name="P21" style:family="paragraph" style:parent-style-name="Standard">
      <style:text-properties officeooo:paragraph-rsid="00074c12" fo:background-color="#ffff00"/>
    </style:style>
    <style:style style:name="P22" style:family="paragraph" style:parent-style-name="Standard">
      <style:text-properties officeooo:rsid="0022dca5" officeooo:paragraph-rsid="0022dca5"/>
    </style:style>
    <style:style style:name="P23" style:family="paragraph" style:parent-style-name="Standard">
      <style:text-properties fo:font-weight="bold" officeooo:rsid="0022dca5" officeooo:paragraph-rsid="0022dca5" style:font-weight-asian="bold" style:font-weight-complex="bold"/>
    </style:style>
    <style:style style:name="P24" style:family="paragraph" style:parent-style-name="Standard">
      <style:text-properties fo:font-weight="normal" officeooo:rsid="0022dca5" officeooo:paragraph-rsid="0022dca5" style:font-weight-asian="normal" style:font-weight-complex="normal"/>
    </style:style>
    <style:style style:name="P25" style:family="paragraph" style:parent-style-name="Standard">
      <style:text-properties fo:font-weight="normal" officeooo:rsid="0024afcd" officeooo:paragraph-rsid="0024afcd" style:font-weight-asian="normal" style:font-weight-complex="normal"/>
    </style:style>
    <style:style style:name="P26" style:family="paragraph" style:parent-style-name="Standard">
      <style:text-properties officeooo:rsid="002b81a4" officeooo:paragraph-rsid="002b81a4"/>
    </style:style>
    <style:style style:name="P27" style:family="paragraph" style:parent-style-name="Standard">
      <style:text-properties officeooo:rsid="002bf3e8" officeooo:paragraph-rsid="002bf3e8"/>
    </style:style>
    <style:style style:name="P28" style:family="paragraph" style:parent-style-name="Standard">
      <style:text-properties officeooo:rsid="002e31f4" officeooo:paragraph-rsid="002e31f4"/>
    </style:style>
    <style:style style:name="P29" style:family="paragraph" style:parent-style-name="Standard">
      <style:text-properties officeooo:rsid="00301929" officeooo:paragraph-rsid="00301929"/>
    </style:style>
    <style:style style:name="P30" style:family="paragraph" style:parent-style-name="Standard">
      <style:text-properties officeooo:rsid="00301929" officeooo:paragraph-rsid="0034e125"/>
    </style:style>
    <style:style style:name="P31" style:family="paragraph" style:parent-style-name="Standard">
      <style:text-properties officeooo:paragraph-rsid="00301929"/>
    </style:style>
    <style:style style:name="P32" style:family="paragraph" style:parent-style-name="List_20_Paragraph" style:list-style-name="WWNum1"/>
    <style:style style:name="P33" style:family="paragraph" style:parent-style-name="List_20_Paragraph" style:list-style-name="WWNum1">
      <style:text-properties officeooo:paragraph-rsid="001b5263"/>
    </style:style>
    <style:style style:name="P34" style:family="paragraph" style:parent-style-name="List_20_Paragraph">
      <style:text-properties fo:language="el" fo:country="GR"/>
    </style:style>
    <style:style style:name="P35" style:family="paragraph" style:parent-style-name="List_20_Paragraph" style:list-style-name="WWNum1">
      <style:text-properties fo:language="el" fo:country="GR" officeooo:rsid="00160f3f" officeooo:paragraph-rsid="00160f3f"/>
    </style:style>
    <style:style style:name="P36" style:family="paragraph" style:parent-style-name="List_20_Paragraph" style:list-style-name="WWNum1">
      <style:text-properties fo:language="el" fo:country="GR"/>
    </style:style>
    <style:style style:name="P37" style:family="paragraph" style:parent-style-name="List_20_Paragraph">
      <style:paragraph-properties fo:margin-left="0in" fo:margin-right="0in" fo:text-indent="0in" style:auto-text-indent="false"/>
      <style:text-properties fo:language="el" fo:country="GR" fo:font-weight="bold" style:font-weight-asian="bold"/>
    </style:style>
    <style:style style:name="P38" style:family="paragraph" style:parent-style-name="List_20_Paragraph">
      <style:paragraph-properties fo:margin-left="0in" fo:margin-right="0in" fo:text-indent="0in" style:auto-text-indent="false"/>
      <style:text-properties fo:color="#000000" fo:language="el" fo:country="GR" fo:font-weight="bold" officeooo:rsid="0008e473" officeooo:paragraph-rsid="0019827b" style:font-weight-asian="bold"/>
    </style:style>
    <style:style style:name="P39" style:family="paragraph" style:parent-style-name="List_20_Paragraph">
      <style:paragraph-properties fo:margin-left="0in" fo:margin-right="0in" fo:text-indent="0in" style:auto-text-indent="false"/>
      <style:text-properties fo:font-weight="bold" style:font-weight-asian="bold"/>
    </style:style>
    <style:style style:name="P40" style:family="paragraph" style:parent-style-name="Table_20_Contents">
      <style:paragraph-properties fo:text-align="center" style:justify-single-word="false"/>
      <style:text-properties officeooo:rsid="00301929" officeooo:paragraph-rsid="00301929" fo:background-color="#fff200"/>
    </style:style>
    <style:style style:name="P41" style:family="paragraph" style:parent-style-name="Table_20_Contents">
      <style:paragraph-properties fo:text-align="center" style:justify-single-word="false"/>
      <style:text-properties fo:color="#ce181e" officeooo:rsid="002e31f4" officeooo:paragraph-rsid="002e31f4" fo:background-color="#fff200"/>
    </style:style>
    <style:style style:name="P42" style:family="paragraph" style:parent-style-name="Table_20_Contents">
      <style:paragraph-properties fo:text-align="center" style:justify-single-word="false"/>
      <style:text-properties fo:color="#ce181e" officeooo:rsid="002e31f4" officeooo:paragraph-rsid="00301929" fo:background-color="#fff200"/>
    </style:style>
    <style:style style:name="P43" style:family="paragraph" style:parent-style-name="Table_20_Contents">
      <style:paragraph-properties fo:text-align="center" style:justify-single-word="false"/>
      <style:text-properties officeooo:rsid="002e31f4" officeooo:paragraph-rsid="002e31f4" fo:background-color="#ed1c24"/>
    </style:style>
    <style:style style:name="P44" style:family="paragraph" style:parent-style-name="Table_20_Contents">
      <style:paragraph-properties fo:text-align="center" style:justify-single-word="false"/>
      <style:text-properties officeooo:rsid="002e31f4" officeooo:paragraph-rsid="00301929" fo:background-color="#ed1c24"/>
    </style:style>
    <style:style style:name="P45" style:family="paragraph" style:parent-style-name="Table_20_Contents">
      <style:paragraph-properties fo:text-align="center" style:justify-single-word="false"/>
      <style:text-properties officeooo:rsid="002e31f4" officeooo:paragraph-rsid="002e31f4" fo:background-color="#491d74"/>
    </style:style>
    <style:style style:name="P46" style:family="paragraph" style:parent-style-name="Table_20_Contents">
      <style:paragraph-properties fo:text-align="center" style:justify-single-word="false"/>
      <style:text-properties officeooo:rsid="002e31f4" officeooo:paragraph-rsid="002e31f4" fo:background-color="#00864b"/>
    </style:style>
    <style:style style:name="P47" style:family="paragraph" style:parent-style-name="Table_20_Contents">
      <style:paragraph-properties fo:text-align="center" style:justify-single-word="false"/>
      <style:text-properties officeooo:rsid="002e31f4" officeooo:paragraph-rsid="00301929" fo:background-color="#00864b"/>
    </style:style>
    <style:style style:name="P48" style:family="paragraph" style:parent-style-name="Table_20_Contents">
      <style:paragraph-properties fo:text-align="center" style:justify-single-word="false"/>
      <style:text-properties officeooo:rsid="00301929" officeooo:paragraph-rsid="00301929" fo:background-color="#00864b"/>
    </style:style>
    <style:style style:name="P49" style:family="paragraph" style:parent-style-name="Table_20_Contents">
      <style:paragraph-properties fo:text-align="center" style:justify-single-word="false"/>
      <style:text-properties officeooo:rsid="002e31f4" officeooo:paragraph-rsid="00301929" fo:background-color="#8f187c"/>
    </style:style>
    <style:style style:name="P50" style:family="paragraph" style:parent-style-name="Table_20_Contents">
      <style:paragraph-properties fo:text-align="center" style:justify-single-word="false"/>
      <style:text-properties officeooo:rsid="00301929" officeooo:paragraph-rsid="00301929" fo:background-color="#8f187c"/>
    </style:style>
    <style:style style:name="P51" style:family="paragraph" style:parent-style-name="Table_20_Contents">
      <style:paragraph-properties fo:text-align="center" style:justify-single-word="false"/>
      <style:text-properties fo:color="#000000" officeooo:rsid="00301929" officeooo:paragraph-rsid="00301929" fo:background-color="#ed1c24"/>
    </style:style>
    <style:style style:name="T1" style:family="text">
      <style:text-properties fo:font-size="14pt" fo:language="el" fo:country="GR" fo:font-weight="bold" style:font-size-asian="14pt" style:font-weight-asian="bold" style:font-size-complex="14pt"/>
    </style:style>
    <style:style style:name="T2" style:family="text">
      <style:text-properties fo:font-size="14pt" fo:font-weight="bold" style:font-size-asian="14pt" style:font-weight-asian="bold" style:font-size-complex="14pt"/>
    </style:style>
    <style:style style:name="T3" style:family="text">
      <style:text-properties fo:language="el" fo:country="GR"/>
    </style:style>
    <style:style style:name="T4" style:family="text">
      <style:text-properties fo:language="el" fo:country="GR" fo:font-weight="bold" style:font-weight-asian="bold"/>
    </style:style>
    <style:style style:name="T5" style:family="text">
      <style:text-properties fo:language="el" fo:country="GR" officeooo:rsid="00129f6f"/>
    </style:style>
    <style:style style:name="T6" style:family="text">
      <style:text-properties fo:language="el" fo:country="GR" officeooo:rsid="001b5263"/>
    </style:style>
    <style:style style:name="T7" style:family="text">
      <style:text-properties fo:language="el" fo:country="GR" officeooo:rsid="001c7dff"/>
    </style:style>
    <style:style style:name="T8" style:family="text">
      <style:text-properties fo:language="el" fo:country="GR" officeooo:rsid="001ef1d6"/>
    </style:style>
    <style:style style:name="T9" style:family="text">
      <style:text-properties fo:language="el" fo:country="GR" officeooo:rsid="002639cf"/>
    </style:style>
    <style:style style:name="T10" style:family="text">
      <style:text-properties fo:language="el" fo:country="GR" officeooo:rsid="0029b740"/>
    </style:style>
    <style:style style:name="T11" style:family="text">
      <style:text-properties fo:language="el" fo:country="GR" officeooo:rsid="002b81a4"/>
    </style:style>
    <style:style style:name="T12" style:family="text">
      <style:text-properties fo:language="el" fo:country="GR" officeooo:rsid="002c83e2"/>
    </style:style>
    <style:style style:name="T13" style:family="text">
      <style:text-properties fo:language="el" fo:country="GR" officeooo:rsid="002e31f4"/>
    </style:style>
    <style:style style:name="T14" style:family="text">
      <style:text-properties fo:language="el" fo:country="GR" officeooo:rsid="00301929"/>
    </style:style>
    <style:style style:name="T15" style:family="text">
      <style:text-properties fo:language="el" fo:country="GR" fo:font-weight="normal" style:font-weight-asian="normal" style:font-weight-complex="normal"/>
    </style:style>
    <style:style style:name="T16" style:family="text">
      <style:text-properties fo:language="el" fo:country="GR" fo:font-weight="normal" officeooo:rsid="0024afcd" style:font-weight-asian="normal" style:font-weight-complex="normal"/>
    </style:style>
    <style:style style:name="T17" style:family="text">
      <style:text-properties fo:language="el" fo:country="GR" fo:font-weight="normal" officeooo:rsid="0032e712" style:font-weight-asian="normal" style:font-weight-complex="normal"/>
    </style:style>
    <style:style style:name="T18" style:family="text">
      <style:text-properties fo:language="el" fo:country="GR" officeooo:rsid="002bf3e8"/>
    </style:style>
    <style:style style:name="T19" style:family="text">
      <style:text-properties fo:language="el" fo:country="GR" officeooo:rsid="0031d10c"/>
    </style:style>
    <style:style style:name="T20" style:family="text">
      <style:text-properties fo:language="el" fo:country="GR" officeooo:rsid="0032e712"/>
    </style:style>
    <style:style style:name="T21" style:family="text">
      <style:text-properties fo:color="#000000"/>
    </style:style>
    <style:style style:name="T22" style:family="text">
      <style:text-properties fo:color="#000000" fo:font-weight="normal" style:font-weight-asian="normal" style:font-weight-complex="normal"/>
    </style:style>
    <style:style style:name="T23" style:family="text">
      <style:text-properties fo:color="#000000" fo:language="el" fo:country="GR"/>
    </style:style>
    <style:style style:name="T24" style:family="text">
      <style:text-properties fo:color="#000000" fo:language="el" fo:country="GR" fo:font-weight="normal" style:font-weight-asian="normal" style:font-weight-complex="normal"/>
    </style:style>
    <style:style style:name="T25" style:family="text">
      <style:text-properties fo:color="#000000" fo:language="el" fo:country="GR" officeooo:rsid="0005d5bc"/>
    </style:style>
    <style:style style:name="T26" style:family="text">
      <style:text-properties fo:color="#000000" fo:language="el" fo:country="GR" officeooo:rsid="00092cb8"/>
    </style:style>
    <style:style style:name="T27" style:family="text">
      <style:text-properties fo:color="#000000" fo:language="el" fo:country="GR" officeooo:rsid="0009b316"/>
    </style:style>
    <style:style style:name="T28" style:family="text">
      <style:text-properties fo:color="#000000" fo:language="el" fo:country="GR" officeooo:rsid="000aca57"/>
    </style:style>
    <style:style style:name="T29" style:family="text">
      <style:text-properties fo:color="#000000" fo:language="el" fo:country="GR" officeooo:rsid="000c1164"/>
    </style:style>
    <style:style style:name="T30" style:family="text">
      <style:text-properties fo:color="#000000" fo:language="el" fo:country="GR" officeooo:rsid="000f078b"/>
    </style:style>
    <style:style style:name="T31" style:family="text">
      <style:text-properties fo:color="#000000" fo:language="el" fo:country="GR" officeooo:rsid="00179e1a"/>
    </style:style>
    <style:style style:name="T32" style:family="text">
      <style:text-properties fo:font-weight="bold" style:font-weight-asian="bold"/>
    </style:style>
    <style:style style:name="T33" style:family="text">
      <style:text-properties fo:font-size="12pt" fo:font-weight="bold" style:font-size-asian="12pt" style:font-weight-asian="bold" style:font-size-complex="12pt"/>
    </style:style>
    <style:style style:name="T34" style:family="text">
      <style:text-properties officeooo:rsid="00129f6f"/>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Παράλληλα Συστήματα Προγραμματισμού</text:p>
      <text:p text:style-name="P1"><text:span text:style-name="T2">Parallel</text:span><text:span text:style-name="T1"> </text:span><text:span text:style-name="T2">Computing</text:span></text:p>
      <text:p text:style-name="P2"/>
      <text:p text:style-name="Standard"><text:span text:style-name="T4">Βαμβουρέλλης</text:span><text:span text:style-name="T3"> </text:span><text:span text:style-name="T4">Ευστράτιος</text:span><text:span text:style-name="T3">: 11152016000</text:span>14<text:span text:style-name="T3"><text:line-break/></text:span><text:span text:style-name="T4">Τζόγκα</text:span><text:span text:style-name="T3"> </text:span><text:span text:style-name="T4">Κωνσταντίνος</text:span><text:span text:style-name="T3">: 1115201600171</text:span></text:p>
      <text:p text:style-name="Standard"><text:span text:style-name="T4">Λέκκας Νικόλαος</text:span><text:span text:style-name="T3">: 1115201600089</text:span></text:p>
      <text:p text:style-name="P2"/>
      <text:p text:style-name="P2">Μεταγλώττιση &amp; Εκτέλεση</text:p>
      <text:p text:style-name="P2">Εντολές για τη μεταγλώττιση του προγράμματος:</text:p>
      <text:p text:style-name="P15">mpicc mpi.c</text:p>
      <text:p text:style-name="P15">ή</text:p>
      <text:p text:style-name="P15">mpicc mpireduce.c</text:p>
      <text:p text:style-name="P15">ή</text:p>
      <text:p text:style-name="P15">mpicc -fopenmp reduceOPENMP.c</text:p>
      <text:p text:style-name="P17">Εντολή για την εκτέλεση του προγράμματος:</text:p>
      <text:p text:style-name="P17">mpiexec -np &lt;num_processes&gt; * ./a.out</text:p>
      <text:p text:style-name="P17">ή</text:p>
      <text:p text:style-name="P15">mpiexec -np &lt;num_processes&gt; * ./a.out -t &lt;threads&gt;</text:p>
      <text:p text:style-name="Standard"><text:span text:style-name="T24">Πριν την εκτέλεση θα πρέπει να έχει παραχθεί </text:span><text:bookmark-start text:name="__DdeLink__3164_3415922885"/><text:span text:style-name="T22">binary</text:span><text:span text:style-name="T24"> </text:span><text:span text:style-name="T22">file</text:span><text:bookmark-end text:name="__DdeLink__3164_3415922885"/><text:span text:style-name="T24"> outt με τον αρχικό πίνακα. Αυτό μπορεί να γίνει με το </text:span><text:span text:style-name="T22">create_file.c</text:span><text:span text:style-name="T24">. Το read_file.c μετατρέπει ένα <text:s/>binary file σε chars και το εμφανίζει την οθόνη.</text:span></text:p>
      <text:p text:style-name="P3"/>
      <text:p text:style-name="P3"/>
      <text:p text:style-name="P2"/>
      <text:p text:style-name="P3">Λεπτομέρειες Υλοποίησης</text:p>
      <text:list xml:id="list1144346084" text:style-name="WWNum1">
        <text:list-item>
          <text:p text:style-name="P32"><text:span text:style-name="T3">! ΠΡΟΣΟΧΗ ! τα </text:span>NXPROB<text:span text:style-name="T3"> </text:span>NYPROB<text:span text:style-name="T3"> είναι ανάποδα.</text:span></text:p>
        </text:list-item>
        <text:list-item>
          <text:p text:style-name="P33"><text:span text:style-name="T3">! ΠΡΟΣΟΧΗ ! </text:span><text:span text:style-name="T6">Αντιμετωπίσαμε πολλά προβλήματα στο σύστημα για να πάρουμε τις μετρήσεις, είχαμε πολλά ίδια random errors. Πχ “An MPI communication peer process has unexpectedly disconnected.” ή “ORTE has lost communication with a remote daemon.”. </text:span><text:span text:style-name="T7">Αυτά κυρίως εμφανιζόταν για 20 nodes και μεγάλες διαστάσεις. Λόγο αυτών δεν έχουμε λίγες μετρήσεις για κάποια μεγέθη. Επιπλέων, δεν μπορέσαμε να πάρουμε ικανοποιητικό αριθμό μετρήσεων για 2048*2560 ώστε να φτιάξουμε γραφικές παραστάσεις.</text:span></text:p>
        </text:list-item>
        <text:list-item>
          <text:p text:style-name="P35">Όλα τα πινακάκια με τις μετρήσεις βρίσκονται στο excel.</text:p>
        </text:list-item>
        <text:list-item>
          <text:p text:style-name="P36">Το μέγεθος του πίνακα και το πλήθος διεργασιών πρέπει να συμβαδίζουν, έτσι</text:p>
        </text:list-item>
      </text:list>
      <text:p text:style-name="P34">ώστε να καθίσταται εφικτός ο ισομοιρασμός του πίνακα στις διεργασίες. Αν η</text:p>
      <text:p text:style-name="P34">προϋπόθεση αυτή δεν ικανοποιείται, το πρόγραμμα τερματίζει.</text:p>
      <text:list xml:id="list175042210974611" text:continue-numbering="true" text:style-name="WWNum1">
        <text:list-item>
          <text:p text:style-name="P36">Οι πίνακες [0] και [1] , οι οποίοι αναφέρονται στον πίνακα πριν και μετά τις πράξεις αντίστοιχα, έχουν δεσμευτεί μονοδιάστατα, για να επιτευχθεί η δέσμευσή τους σε συνεχόμενες θέσεις μνήμης.</text:p>
        </text:list-item>
        <text:list-item>
          <text:p text:style-name="P32">H<text:span text:style-name="T3"> επικοινωνία μεταξύ των διεργασιών είναι </text:span>non<text:span text:style-name="T3">-</text:span>blocking<text:span text:style-name="T3">.</text:span></text:p>
        </text:list-item>
        <text:list-item>
          <text:p text:style-name="P36">Κατά τη διάρκεια των πράξεων, κάθε διεργασία υπολογίζει πρώτα τα εσωτερικά</text:p>
        </text:list-item>
      </text:list>
      <text:p text:style-name="P34">στοιχεία του πίνακα και αργότερα τα περιφερειακά, αφού έχει γίνει λήψη των</text:p>
      <text:p text:style-name="P34">συνόρων από τους εκάστοτε γείτονές της, έτσι εκμηδενίζεται ο χρόνος αναμονής.</text:p>
      <text:list xml:id="list175042939211118" text:continue-numbering="true" text:style-name="WWNum1">
        <text:list-item>
          <text:p text:style-name="P32">H<text:span text:style-name="T3"> επικοινωνία μεταξύ των διεργασιών γίνεται με </text:span>init<text:span text:style-name="T3"> για να κερδίσουμε τον χρόνο συρραφής του πακέτου.</text:span></text:p>
        </text:list-item>
        <text:list-item>
          <text:p text:style-name="P32"><text:span text:style-name="T3">Ο αριθμός των φορών που θα επαναληφθεί η διαδικασία δίνεται με το </text:span>steps<text:span text:style-name="T3">.</text:span></text:p>
        </text:list-item>
        <text:list-item>
          <text:p text:style-name="P36"><text:soft-page-break/>Γίνεται έλεγχος σύγκλισης ώστε να μη συνεχίσει να τρέχει το πρόγραμμα σε περίπτωση που ο πίνακας μετά από πράξεις μένει ίδιος ή παρόμοιος (καθορίζεται από το MIN_CHANGE).</text:p>
        </text:list-item>
        <text:list-item>
          <text:p text:style-name="P32"><text:span text:style-name="T3">Έχει</text:span> <text:span text:style-name="T3">υλοποιηθεί</text:span> parallel I/O <text:span text:style-name="T3">με</text:span> binary files.</text:p>
        </text:list-item>
        <text:list-item>
          <text:p text:style-name="P32"><text:span text:style-name="T3">Η αποστολή γραμμών και στηλών γίνεται με την χρήση </text:span>datatype<text:span text:style-name="T3"> για πιο αποδοτική χρήση της </text:span>cache<text:span text:style-name="T3">.</text:span></text:p>
        </text:list-item>
        <text:list-item>
          <text:p text:style-name="P32"><text:span text:style-name="T3"><text:s/>Για τις ακριανές διεργασίες ως γείτονας έχει χρησιμοποιηθεί η σταθερά </text:span>MPI<text:span text:style-name="T3">_</text:span>PROG<text:span text:style-name="T3">_</text:span>NULL<text:span text:style-name="T3"> για να αποφευχθούν τα </text:span>if<text:span text:style-name="T3"> στα </text:span>send<text:span text:style-name="T3">/</text:span>recv<text:span text:style-name="T3">.</text:span></text:p>
        </text:list-item>
        <text:list-item>
          <text:p text:style-name="P32"><text:span text:style-name="T3">Στο </text:span>OPENMP<text:span text:style-name="T3"> τα νήματα δημιουργούνται έξω από την </text:span>for<text:span text:style-name="T3"> με τα </text:span>steps<text:span text:style-name="T3"> και απλά τους αναθέτονται επαναλήψεις. Έτσι δεν φτιάχνουμε και καταστρέφουμε τα νήματα σε κάθε επανάληψη και κερδίζουμε πολύ χρόνο.</text:span></text:p>
        </text:list-item>
        <text:list-item>
          <text:p text:style-name="P32"><text:span text:style-name="T3">Το </text:span>OPENMP<text:span text:style-name="T3"> χρησιμοποιείτε μόνο για το υπολογισμό των εσωτερικών σημείων και όχι των εξωτερικών.</text:span></text:p>
        </text:list-item>
        <text:list-item>
          <text:p text:style-name="P36">Στο τέλος εκτυπώνεται ο χρόνος που χρειάστηκε η πιο “αργή” διεργασίας για να</text:p>
        </text:list-item>
      </text:list>
      <text:p text:style-name="List_20_Paragraph"><text:span text:style-name="T3">πραγματοποιήσει τις πράξεις (</text:span>Reduce<text:span text:style-name="T3">).<text:line-break/></text:span></text:p>
      <text:p text:style-name="P37">Μετρήσεις<text:line-break/></text:p>
      <text:p text:style-name="P18">MPI</text:p>
      <text:p text:style-name="P13"><draw:frame draw:style-name="fr1" draw:name="Object1" text:anchor-type="paragraph" svg:width="3.7618in" svg:height="2.0953in" draw:z-index="9"><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Object2" text:anchor-type="paragraph" svg:width="3.7618in" svg:height="2.0953in" draw:z-index="10"><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Object3" text:anchor-type="paragraph" svg:width="3.7618in" svg:height="2.0953in" draw:z-index="11"><draw:object xlink:href="./Object 3" xlink:type="simple" xlink:show="embed" xlink:actuate="onLoad"/><draw:image xlink:href="./ObjectReplacements/Object 3" xlink:type="simple" xlink:show="embed" xlink:actuate="onLoad"/></draw:frame></text:p>
      <text:p text:style-name="P13"/>
      <text:p text:style-name="P13"/>
      <text:p text:style-name="P13"/>
      <text:p text:style-name="P13"/>
      <text:p text:style-name="P13"/>
      <text:p text:style-name="P4"/>
      <text:p text:style-name="Standard"><text:soft-page-break/><text:span text:style-name="T33">MPI + Reduce</text:span></text:p>
      <text:p text:style-name="P20"><draw:frame draw:style-name="fr2" draw:name="Object4" text:anchor-type="paragraph" svg:width="3.7555in" svg:height="2.0917in" draw:z-index="12"><draw:object xlink:href="./Object 4" xlink:type="simple" xlink:show="embed" xlink:actuate="onLoad"/><draw:image xlink:href="./ObjectReplacements/Object 4"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draw:frame draw:style-name="fr1" draw:name="Object5" text:anchor-type="paragraph" svg:width="3.7618in" svg:height="2.0953in" draw:z-index="13"><draw:object xlink:href="./Object 5" xlink:type="simple" xlink:show="embed" xlink:actuate="onLoad"/><draw:image xlink:href="./ObjectReplacements/Object 5" xlink:type="simple" xlink:show="embed" xlink:actuate="onLoad"/></draw:frame></text:p>
      <text:p text:style-name="P20"/>
      <text:p text:style-name="P20"/>
      <text:p text:style-name="P21"/>
      <text:p text:style-name="P21"/>
      <text:p text:style-name="P21"/>
      <text:p text:style-name="P21"/>
      <text:p text:style-name="P21"/>
      <text:p text:style-name="P21"/>
      <text:p text:style-name="P21"/>
      <text:p text:style-name="P21"><draw:frame draw:style-name="fr1" draw:name="Object6" text:anchor-type="paragraph" svg:width="3.7508in" svg:height="2.0898in" draw:z-index="14"><draw:object xlink:href="./Object 6" xlink:type="simple" xlink:show="embed" xlink:actuate="onLoad"/><draw:image xlink:href="./ObjectReplacements/Object 6" xlink:type="simple" xlink:show="embed" xlink:actuate="onLoad"/></draw:frame></text:p>
      <text:p text:style-name="P21"/>
      <text:p text:style-name="P21"/>
      <text:p text:style-name="P21"/>
      <text:p text:style-name="P21"/>
      <text:p text:style-name="P21"/>
      <text:p text:style-name="P21"/>
      <text:p text:style-name="P21"/>
      <text:p text:style-name="P19"/>
      <text:p text:style-name="P18"/>
      <text:p text:style-name="P18"/>
      <text:p text:style-name="P18"><draw:frame draw:style-name="fr1" draw:name="Object18" text:anchor-type="paragraph" svg:width="4.0547in" svg:height="2.2591in" draw:z-index="17"><draw:object xlink:href="./Object 18" xlink:type="simple" xlink:show="embed" xlink:actuate="onLoad"/><draw:image xlink:href="./ObjectReplacements/Object 18"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Hybrid </text:p>
      <text:p text:style-name="Standard"/>
      <text:p text:style-name="Standard"><draw:frame draw:style-name="fr2" draw:name="Object7" text:anchor-type="paragraph" svg:width="3.7618in" svg:height="2.0953in" draw:z-index="0"><draw:object xlink:href="./Object 7" xlink:type="simple" xlink:show="embed" xlink:actuate="onLoad"/><draw:image xlink:href="./ObjectReplacements/Object 7" xlink:type="simple" xlink:show="embed" xlink:actuate="onLoad"/></draw:frame></text:p>
      <text:p text:style-name="Standard"/>
      <text:p text:style-name="Standard"><draw:frame draw:style-name="fr2" draw:name="Object8" text:anchor-type="paragraph" svg:width="3.7618in" svg:height="2.0953in" draw:z-index="1"><draw:object xlink:href="./Object 8" xlink:type="simple" xlink:show="embed" xlink:actuate="onLoad"/><draw:image xlink:href="./ObjectReplacements/Object 8"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9" text:anchor-type="paragraph" svg:width="3.7618in" svg:height="2.0953in" draw:z-index="2"><draw:object xlink:href="./Object 9" xlink:type="simple" xlink:show="embed" xlink:actuate="onLoad"/><draw:image xlink:href="./ObjectReplacements/Object 9"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10" text:anchor-type="paragraph" svg:width="3.7618in" svg:height="2.0953in" draw:z-index="3"><draw:object xlink:href="./Object 10" xlink:type="simple" xlink:show="embed" xlink:actuate="onLoad"/><draw:image xlink:href="./ObjectReplacements/Object 10"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1" text:anchor-type="paragraph" svg:x="1.2535in" svg:y="0.022in" svg:width="3.7618in" svg:height="2.0953in" draw:z-index="4"><draw:object xlink:href="./Object 11" xlink:type="simple" xlink:show="embed" xlink:actuate="onLoad"/><draw:image xlink:href="./ObjectReplacements/Object 1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12" text:anchor-type="paragraph" svg:width="3.7618in" svg:height="2.0953in" draw:z-index="5"><draw:object xlink:href="./Object 12" xlink:type="simple" xlink:show="embed" xlink:actuate="onLoad"/><draw:image xlink:href="./ObjectReplacements/Object 12" xlink:type="simple" xlink:show="embed" xlink:actuate="onLoad"/></draw:frame></text:p>
      <text:p text:style-name="Standard"/>
      <text:p text:style-name="Standard"/>
      <text:p text:style-name="Standard"/>
      <text:p text:style-name="Standard"/>
      <text:p text:style-name="Standard"><draw:frame draw:style-name="fr2" draw:name="Object13" text:anchor-type="paragraph" svg:width="3.7618in" svg:height="2.0953in" draw:z-index="6"><draw:object xlink:href="./Object 13" xlink:type="simple" xlink:show="embed" xlink:actuate="onLoad"/><draw:image xlink:href="./ObjectReplacements/Object 13"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14" text:anchor-type="paragraph" svg:width="3.7618in" svg:height="2.0953in" draw:z-index="7"><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15" text:anchor-type="paragraph" svg:width="3.7618in" svg:height="2.0953in" draw:z-index="8"><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Σχολιασμός διαγραμμάτων</text:p>
      <text:p text:style-name="P38"/>
      <text:p text:style-name="P5"><text:span text:style-name="T23">Οι μετρήσεις έχουν γίνει για 2000 steps και 0.15 min change. </text:span><text:span text:style-name="T30">Σε όλες τις μετρήσεις με reduce γίνεται reduce στα 100 βήματα.</text:span><text:span text:style-name="T23"> Μόνο οι μετρήσεις για 1280*1024 έχουν γίνει για 1500 steps και 0.15 min change. </text:span><text:span text:style-name="T26">Αυτό έγινε γιατί για </text:span><text:span text:style-name="T30">2000</text:span><text:span text:style-name="T26"> δεν έχουμε σύγκλιση και ο χρόνος εκτέλεσης ήταν πολύ μεγάλος. Επιπλέον, εφόσον, δεν έχουμε σύγκλιση, παρατηρούμε στις παρακάτω μετρήσεις οτι ο χρόνος του mpi+reduce είναι μεγαλύτερος από του απλού mpi. Αυτό είναι αναμενόμενο, καθώς ο έλεγχος για τη σύγκλιση είναι αρκετές παραπάνω πράξεις. </text:span><text:span text:style-name="T27">Επιπλέον, το speedup αι το eficiency είναι πολύ κοντά.</text:span></text:p>
      <text:p text:style-name="Standard"/>
      <text:p text:style-name="P16"><draw:frame draw:style-name="fr1" draw:name="Object16" text:anchor-type="paragraph" svg:width="6.222in" svg:height="0.889in" draw:z-index="15"><draw:object xlink:href="./Object 16" xlink:type="simple" xlink:show="embed" xlink:actuate="onLoad"/><draw:image xlink:href="./ObjectReplacements/Object 16" xlink:type="simple" xlink:show="embed" xlink:actuate="onLoad"/></draw:frame></text:p>
      <text:p text:style-name="P16"><text:soft-page-break/></text:p>
      <text:p text:style-name="Standard"><draw:frame draw:style-name="fr1" draw:name="Object17" text:anchor-type="paragraph" svg:width="6.222in" svg:height="0.8898in" draw:z-index="16"><draw:object xlink:href="./Object 17" xlink:type="simple" xlink:show="embed" xlink:actuate="onLoad"/><draw:image xlink:href="./ObjectReplacements/Object 17" xlink:type="simple" xlink:show="embed" xlink:actuate="onLoad"/></draw:frame></text:p>
      <text:p text:style-name="Standard"><text:span text:style-name="T5">Για να μην αλοιωθεί η εμφάνηση των διαγραμμάτων </text:span><text:span text:style-name="T3">Δεν εμφανίζονται</text:span> <text:span text:style-name="T3">σε</text:span> <text:span text:style-name="T3">όλα</text:span> οι μετρήσεις για <text:s/>1280*1024, γιατί <text:span text:style-name="T3">οι</text:span> τιμές είναι πολύ μεγαλύτερες απο τις υπόλοιπες. <text:span text:style-name="T34">Όλες οι επιπλαίων μετρήσεις υπάρχουν στο excel.</text:span> </text:p>
      <text:p text:style-name="Standard"/>
      <text:p text:style-name="P8"><text:span text:style-name="T3">Γενικά τα διαγράμματα έχουν την μορφή που περιμέναμε. Προφανώς με μικρές αποκλίσεις, άλλωστε είναι πειραματικά αποτελέσματα. Θεωρητικά, το speed up, σε αντίθεση με το <text:s/>χρόνο, πρέπει να ανεβαίνει μέχρι ένα σημείο και στη συνέχεια να μειωθεί. Αντίστοιχα, το efficiency πρέπει συνεχώς να μειώνεται. Στο σημείο που το speedup αρχίζει να μειώνεται καταλαβαίνουμε οτι πρέπει να </text:span><text:span text:style-name="T8">σταματήσουμε</text:span><text:span text:style-name="T3"> να αυξάνουμε τους επεξεργαστές. </text:span><text:span text:style-name="T8">Από αυτό το σημείο και μετά όσο προσθέτουμε επεξεργαστές τόσο αυξάνεται ο χρόνος εκτέλεσης του προγράμματος, αντί να μειώνεται. Αυτό σημαίνει οτι ο χρόνος επικοινωνίας και συγχρονισμού των διεργασιών είναι μεγαλύτερος από τον χρόνο υπολογισμού.</text:span></text:p>
      <text:p text:style-name="P7"/>
      <text:p text:style-name="P12"/>
      <text:p text:style-name="P39">MPI</text:p>
      <text:p text:style-name="P2">• Κρατώντας σταθερό τον αριθμό των διεργασιών, και αυξάνοντας το μέγεθος</text:p>
      <text:p text:style-name="P2">του πίνακα, παρατηρείται η ανάλογη καθυστέρηση.</text:p>
      <text:p text:style-name="P2">• Αντίστοιχα, κρατώντας σταθερό το μέγεθος του πίνακα, και αυξάνοντας τον</text:p>
      <text:p text:style-name="P2">αριθμό των διεργασιών, παρατηρείται και πάλι η ανάλογη καθυστέρηση.</text:p>
      <text:p text:style-name="Standard"><text:span text:style-name="T3">• Παρατηρείται κλιμάκωση του προγράμματος, καθώς το </text:span>Speed<text:span text:style-name="T3"> </text:span>Up<text:span text:style-name="T3">, από ένα</text:span></text:p>
      <text:p text:style-name="Standard"><text:span text:style-name="T3">σημείο και μετά, αρχίζει να μειώνεται. </text:span><text:span text:style-name="T23">Σε αυτό το σημείο παρατηρούμε πως το κόστος επικοινωνίας είναι μεγαλύτερο από αυτό των δεδομένων.</text:span></text:p>
      <text:p text:style-name="P2">• Παρατηρείται πως ο χρόνος υπολογισμού αυξάνεται αισθητά σε όλες τις</text:p>
      <text:p text:style-name="Standard"><text:span text:style-name="T3">περιπτώσεις όταν γίνεται χρήση της εντολής </text:span>AllReduce<text:span text:style-name="T3">. Αυτή η καθολική</text:span></text:p>
      <text:p text:style-name="P2">επικοινωνία μεταξύ των διεργασιών προσδίδει χειρότερη κλιμάκωση στο</text:p>
      <text:p text:style-name="Standard"><text:span text:style-name="T3">πρόγραμμά μας, αφού κατά την εκτέλεση της εντολής </text:span>AllReduce<text:span text:style-name="T3"> όλες οι</text:span></text:p>
      <text:p text:style-name="P2">διεργασίες καλούνται να διαδώσουν αλλά και να λάβουν ορισμένα δεδομένα.</text:p>
      <text:p text:style-name="P2">Στο συγκεκριμένο πρόγραμμα, οι διεργασίες καλούνται να διαδώσουν τη τιμή</text:p>
      <text:p text:style-name="Standard"><text:span text:style-name="T3">ενός </text:span>flag<text:span text:style-name="T3"> , και στο τέλος να αθροίσουν στη δική τους τιμή αυτές που έλαβαν.</text:span></text:p>
      <text:p text:style-name="P3"/>
      <text:p text:style-name="Standard"><text:span text:style-name="T32">OpenMP</text:span><text:span text:style-name="T3"><text:line-break/>• Με τη χρήση </text:span>OpenMp<text:span text:style-name="T3"> παρατηρείται σε αρκετές περιπτώσεις καλύτερη</text:span></text:p>
      <text:p text:style-name="P2">απόδοση κατά την εκτέλεση του προγράμματος.</text:p>
      <text:p text:style-name="Standard"><text:span text:style-name="T3">• </text:span><text:span text:style-name="T23">Σε περιπτώσεις, λοιπόν, που οι διεργασίες έχουν να χειριστούν μικρό αριθμό</text:span></text:p>
      <text:p text:style-name="Standard"><text:span text:style-name="T23">δεδομένων η παραλληλία με </text:span><text:span text:style-name="T21">threads</text:span><text:span text:style-name="T23">, δεν καθίσταται αποδοτική.</text:span></text:p>
      <text:p text:style-name="Standard"><text:span text:style-name="T3">• Έγινε χρήση του </text:span>default<text:span text:style-name="T3"> </text:span>thread<text:span text:style-name="T3">/πυρήνα </text:span>scheduling<text:span text:style-name="T3"> </text:span>thread<text:span text:style-name="T3">/πυρήνα(</text:span>static<text:span text:style-name="T3">) η οποία μοιράζει “ιδανικά” τον πίνακα. Εν ολίγοις κάθε </text:span>thread<text:span text:style-name="T3"> διαχειρίζεται ίδιο αριθμό δεδομένων.</text:span></text:p>
      <text:p text:style-name="P6"><text:span text:style-name="T23">• Τέλος εφόσον οι επαναλήψεις της εσωτερικής </text:span><text:span text:style-name="T21">for</text:span><text:span text:style-name="T23"> δεν εξαρτώνται από την εξωτερική και αντίστροφα, θεωρήθηκε αποδοτικό να γίνει χρήση της </text:span><text:span text:style-name="T21">collapse(2).</text:span></text:p>
      <text:p text:style-name="P6"><text:span text:style-name="T23">• Οι περιπτώσεις </text:span><text:span text:style-name="T28">των τεσσάρων threads μεταξύ της H και N (στο ex</text:span><text:span text:style-name="T31">c</text:span><text:span text:style-name="T28">el)</text:span><text:span text:style-name="T23"> είναι οι περιπτώσεις στις οποίες δίνουμε λιγότερα </text:span><text:span text:style-name="T21">tasks</text:span><text:span text:style-name="T23"> στο σύστημα από όσα προσφέρουν το </text:span><text:span text:style-name="T21">mpi</text:span><text:span text:style-name="T23"> και το </text:span><text:soft-page-break/><text:span text:style-name="T21">openmp</text:span><text:span text:style-name="T23"> (αφού διεργασίες*</text:span><text:span text:style-name="T21">thread</text:span><text:span text:style-name="T23">_ανα_διεργασία=</text:span><text:span text:style-name="T21">tasks</text:span><text:span text:style-name="T23">). Στις περιπτώσεις αυτές </text:span><text:span text:style-name="T25">κάποια</text:span><text:span text:style-name="T23"> δεν παραλληλοποιούνται και για αυτό τον λόγο περιμένουν τα υπόλοιπα να τελειώσουν χωρίς να κάνουν κάτι. Για τον λόγο αυτό και για τον χρόνο που χρειάζεται για την επικοινωνία μεταξύ τους παρατηρούμε μεγαλύτερη καθυστέρηση σε αυτές τις περιπτώσεις. </text:span><text:span text:style-name="T28">Για τους παραπάνω λόγους δεν </text:span><text:span text:style-name="T29">παρουσιάζουν ενδιαφέρων και δεν</text:span><text:span text:style-name="T28"> έχουμε κάνει διαγράμματα γι’αυτές τις περιπτώσεις.</text:span></text:p>
      <text:p text:style-name="P2"/>
      <text:p text:style-name="P3">Ανάλυση Φόρστερ</text:p>
      <text:p text:style-name="P2"/>
      <text:p text:style-name="Standard">partitioning<text:span text:style-name="T3">: κάθε διεργασία αναλαμβάνει ένα κομμάτι σχήματος παραλληλογράμμου</text:span></text:p>
      <text:p text:style-name="Standard"><text:span text:style-name="T3"><text:s/></text:span>n<text:span text:style-name="T3">*</text:span>m<text:span text:style-name="T3"> του αρχικού πίνακα όπως φαίνεται στο σχήμα.</text:span></text:p>
      <table:table table:name="Table11" table:style-name="Table11">
        <table:table-column table:style-name="Table11.A" table:number-columns-repeated="6"/>
        <table:table-row table:style-name="Table11.1">
          <table:table-cell table:style-name="Table11.A1" office:value-type="string">
            <text:p text:style-name="P2">0</text:p>
          </table:table-cell>
          <table:table-cell table:style-name="Table11.A1" office:value-type="string">
            <text:p text:style-name="P2">0</text:p>
          </table:table-cell>
          <table:table-cell table:style-name="Table11.A1" office:value-type="string">
            <text:p text:style-name="P2">0</text:p>
          </table:table-cell>
          <table:table-cell table:style-name="Table11.A1" office:value-type="string">
            <text:p text:style-name="P2">1</text:p>
          </table:table-cell>
          <table:table-cell table:style-name="Table11.A1" office:value-type="string">
            <text:p text:style-name="P2">1</text:p>
          </table:table-cell>
          <table:table-cell table:style-name="Table11.A1" office:value-type="string">
            <text:p text:style-name="P2">1</text:p>
          </table:table-cell>
        </table:table-row>
        <table:table-row table:style-name="Table11.1">
          <table:table-cell table:style-name="Table11.A1" office:value-type="string">
            <text:p text:style-name="P2">0</text:p>
          </table:table-cell>
          <table:table-cell table:style-name="Table11.A1" office:value-type="string">
            <text:p text:style-name="P2">0</text:p>
          </table:table-cell>
          <table:table-cell table:style-name="Table11.A1" office:value-type="string">
            <text:p text:style-name="P2">0</text:p>
          </table:table-cell>
          <table:table-cell table:style-name="Table11.A1" office:value-type="string">
            <text:p text:style-name="P2">1</text:p>
          </table:table-cell>
          <table:table-cell table:style-name="Table11.A1" office:value-type="string">
            <text:p text:style-name="P2">1</text:p>
          </table:table-cell>
          <table:table-cell table:style-name="Table11.A1" office:value-type="string">
            <text:p text:style-name="P2">1</text:p>
          </table:table-cell>
        </table:table-row>
        <table:table-row table:style-name="Table11.1">
          <table:table-cell table:style-name="Table11.A1" office:value-type="string">
            <text:p text:style-name="P2">0</text:p>
          </table:table-cell>
          <table:table-cell table:style-name="Table11.A1" office:value-type="string">
            <text:p text:style-name="P2">0</text:p>
          </table:table-cell>
          <table:table-cell table:style-name="Table11.A1" office:value-type="string">
            <text:p text:style-name="P2">0</text:p>
          </table:table-cell>
          <table:table-cell table:style-name="Table11.A1" office:value-type="string">
            <text:p text:style-name="P2">1</text:p>
          </table:table-cell>
          <table:table-cell table:style-name="Table11.A1" office:value-type="string">
            <text:p text:style-name="P2">1</text:p>
          </table:table-cell>
          <table:table-cell table:style-name="Table11.A1" office:value-type="string">
            <text:p text:style-name="P2">1</text:p>
          </table:table-cell>
        </table:table-row>
        <table:table-row table:style-name="Table11.1">
          <table:table-cell table:style-name="Table11.A1" office:value-type="string">
            <text:p text:style-name="P2">2</text:p>
          </table:table-cell>
          <table:table-cell table:style-name="Table11.A1" office:value-type="string">
            <text:p text:style-name="P2">2</text:p>
          </table:table-cell>
          <table:table-cell table:style-name="Table11.A1" office:value-type="string">
            <text:p text:style-name="P2">2</text:p>
          </table:table-cell>
          <table:table-cell table:style-name="Table11.A1" office:value-type="string">
            <text:p text:style-name="P2">3</text:p>
          </table:table-cell>
          <table:table-cell table:style-name="Table11.A1" office:value-type="string">
            <text:p text:style-name="P2">3</text:p>
          </table:table-cell>
          <table:table-cell table:style-name="Table11.A1" office:value-type="string">
            <text:p text:style-name="P2">3</text:p>
          </table:table-cell>
        </table:table-row>
        <table:table-row table:style-name="Table11.1">
          <table:table-cell table:style-name="Table11.A1" office:value-type="string">
            <text:p text:style-name="P2">2</text:p>
          </table:table-cell>
          <table:table-cell table:style-name="Table11.A1" office:value-type="string">
            <text:p text:style-name="P2">2</text:p>
          </table:table-cell>
          <table:table-cell table:style-name="Table11.A1" office:value-type="string">
            <text:p text:style-name="P2">2</text:p>
          </table:table-cell>
          <table:table-cell table:style-name="Table11.A1" office:value-type="string">
            <text:p text:style-name="P2">3</text:p>
          </table:table-cell>
          <table:table-cell table:style-name="Table11.A1" office:value-type="string">
            <text:p text:style-name="P2">3</text:p>
          </table:table-cell>
          <table:table-cell table:style-name="Table11.A1" office:value-type="string">
            <text:p text:style-name="P2">3</text:p>
          </table:table-cell>
        </table:table-row>
        <table:table-row table:style-name="Table11.1">
          <table:table-cell table:style-name="Table11.A1" office:value-type="string">
            <text:p text:style-name="P2">2</text:p>
          </table:table-cell>
          <table:table-cell table:style-name="Table11.A1" office:value-type="string">
            <text:p text:style-name="P2">2</text:p>
          </table:table-cell>
          <table:table-cell table:style-name="Table11.A1" office:value-type="string">
            <text:p text:style-name="P2">2</text:p>
          </table:table-cell>
          <table:table-cell table:style-name="Table11.A1" office:value-type="string">
            <text:p text:style-name="P2">3</text:p>
          </table:table-cell>
          <table:table-cell table:style-name="Table11.A1" office:value-type="string">
            <text:p text:style-name="P2">3</text:p>
          </table:table-cell>
          <table:table-cell table:style-name="Table11.A1" office:value-type="string">
            <text:p text:style-name="P2">3</text:p>
          </table:table-cell>
        </table:table-row>
      </table:table>
      <text:p text:style-name="P2"/>
      <text:p text:style-name="P2"/>
      <text:p text:style-name="Standard">comunication<text:span text:style-name="T3">/</text:span>agglomeration<text:span text:style-name="T3">/</text:span>mapping<text:span text:style-name="T3">: Με τον προηγούμενο διαμοιρασμό δημιουργείτε ένα </text:span>grid<text:span text:style-name="T3"> διεργασιών όπως φαίνεται στο σχήμα. Η κάθε διεργασία πρέπει να επικοινωνήσει με την δεξιά, αριστερά, πάνω, κάτω για να πάρει μόνο τις αντίστοιχες γραμμές-στήλες και να τις αναθέσει στα </text:span>halo<text:span text:style-name="T3"> </text:span>points<text:span text:style-name="T3">.</text:span></text:p>
      <text:p text:style-name="P2"/>
      <table:table table:name="Table12" table:style-name="Table12">
        <table:table-column table:style-name="Table12.A" table:number-columns-repeated="2"/>
        <table:table-row table:style-name="Table12.1">
          <table:table-cell table:style-name="Table12.A1" office:value-type="string">
            <text:p text:style-name="P14">0</text:p>
          </table:table-cell>
          <table:table-cell table:style-name="Table12.A1" office:value-type="string">
            <text:p text:style-name="P14">1</text:p>
          </table:table-cell>
        </table:table-row>
        <table:table-row table:style-name="Table12.1">
          <table:table-cell table:style-name="Table12.A1" office:value-type="string">
            <text:p text:style-name="P14">2</text:p>
          </table:table-cell>
          <table:table-cell table:style-name="Table12.A1" office:value-type="string">
            <text:p text:style-name="P14">3</text:p>
          </table:table-cell>
        </table:table-row>
      </table:table>
      <text:p text:style-name="P2"/>
      <text:p text:style-name="P2">Ανάλυση χρόνου εκτέλεσης:</text:p>
      <text:p text:style-name="P2"/>
      <text:p text:style-name="Standard">C<text:span text:style-name="T3">: χρόνος υπολογισμού της θερμοκρασίας από τον δοσμένο τύπο.</text:span></text:p>
      <text:p text:style-name="Standard">D<text:span text:style-name="T3">: χρόνος να λάβει/στείλει πληροφορίες από/σε άλλη διεργασία</text:span></text:p>
      <text:p text:style-name="Standard">p: <text:span text:style-name="T3">αριθμός επεξεργαστών</text:span></text:p>
      <text:p text:style-name="Standard"><text:soft-page-break/>n*m:<text:span text:style-name="T3"> μέγεθος προβλήματος</text:span></text:p>
      <text:p text:style-name="Standard">steps<text:span text:style-name="T3">: συνολικός αριθμός επαναλήψεων</text:span></text:p>
      <text:p text:style-name="P2"/>
      <text:p text:style-name="Standard"><text:span text:style-name="T3">χρόνος σειριακού προγράμματος: </text:span>n<text:span text:style-name="T3">*</text:span>m<text:span text:style-name="T3">*</text:span>C<text:span text:style-name="T3">*</text:span>steps</text:p>
      <text:p text:style-name="Standard"><text:span text:style-name="T3">χρόνος παράλληλου προγράμματος: Ο( ((</text:span>n<text:span text:style-name="T3">*</text:span>m<text:span text:style-name="T3">/</text:span>p<text:span text:style-name="T3">)*</text:span>C<text:span text:style-name="T3"> + 4*</text:span>D<text:span text:style-name="T3">)*</text:span>steps<text:span text:style-name="T3"> )</text:span></text:p>
      <text:p text:style-name="P2"/>
      <text:p text:style-name="P2">Ο τελικός χρόνος δεν είναι ακριβώς αυτός αλλά αυτό είναι ένα άνω φράγμα για τους παρακάτω λόγους:</text:p>
      <text:p text:style-name="Standard"><text:span text:style-name="T3">Τελικά με την σχεδίαση του προγράμματος μας ο χρόνος </text:span>D<text:span text:style-name="T3"> εκμηδενίζεται γιατί έχουμε </text:span>non<text:span text:style-name="T3">-</text:span>blocking<text:span text:style-name="T3"> επικοινωνία και αξιοποιούμε πλήρως τον χρόνο αναμονής υπολογίζοντας τα εσωτερικά σημεία.</text:span></text:p>
      <text:p text:style-name="Standard"><text:span text:style-name="T3">Οι ακριανές εργασίες δεν έχουν γείτονες οπότε ο χρόνος επικοινωνίας τους είναι 2*</text:span>D<text:span text:style-name="T3"> ή 3*</text:span>D<text:span text:style-name="T3">, το οποίο δεν έχει και μεγάλη σημασία στο τελικό αποτέλεσμα γιατί όπως προαναφέρθηκε αυτός ο χρόνος είναι μηδενικός.</text:span></text:p>
      <text:p text:style-name="Standard"><text:span text:style-name="T3"/></text:p>
      <text:p text:style-name="P23"><text:span text:style-name="T3">Ανάλυση parallel i/o</text:span></text:p>
      <text:p text:style-name="P23"><text:span text:style-name="T3"/></text:p>
      <text:p text:style-name="P24"><text:span text:style-name="T3">Παρακάτω έχουμε κάνει λίγες μετρήσεις για τον συνολικό χρόνο παράλληλου διαβάσματος και γραψίματος. Αυτές έγιναν, </text:span><text:span text:style-name="T11">μετά από συνεννόηση με τον κ Κοτρώνη</text:span><text:span text:style-name="T3">, με σκοπό την αξιολόγηση της mpi βιβλιοθήκης, καθαρά από επιστημονικό ενδιαφέρων, καθώς αυτό δεν ζητείτε από την εκφώνηση.</text:span></text:p>
      <text:p text:style-name="P24"><text:span text:style-name="T3"/></text:p>
      <text:p text:style-name="P25"><text:span text:style-name="T3">Αναμένουμε ο συνολικός χρόνος i/o πρέπει να παραμένει σταθερός, για σταθερό μέγεθος προβλήματος καθώς οι διεργασίες αυξάνονται, μέχρι ένα σημείο. Σε αυτό το σημείο ο χρόνος θα αρχίσει να αυξάνετε, εκεί καταλαβαίνουμε οτι είναι αντιπαραγωγικό να συνεχίζουμε να προσθέτουμε διεργασίες, γιατί ο χρόνος φόρτωσης του αρχείου στην cache, ο χρόνος εναλλαγής των διεργασιών κτλ είναι μεγαλύτερος από το χρόνο ανάγνωσης του κομματιού του αρχείου ανά διεργασία. </text:span><text:span text:style-name="T9">Πχ αν έχουμε ένα αρχείο με 10 νούμερα ο χρόνος ανάγνωσης του αρχείου από μια διεργασία θα είναι πολύ μικρότερος από το συνολικό χρόνο ανάγνωσής του από 10 διεργασίες (όπου η κάθε μια θα διαβάζει μόνο έναν αριθμό).</text:span><text:span text:style-name="T3"> Ανάλογα και για τον χρόνο γραψίματος. Συγκεκριμένα, για τα μεγέθη που δοκιμάσαμε (σχετικά μικρά, 80*64 και 160*128) περιμέναμε, πειραματικά, ο χρόνος να είναι σχεδόν ίδιος μέχρι τις 4 ή 16 διεργασίες και μετά να </text:span><text:span text:style-name="T10">αρχίζει να αυξάνετε, με σχετικά μεγάλο ρυθμό.</text:span></text:p>
      <text:p text:style-name="P25"><text:span text:style-name="T3"/></text:p>
      <text:p text:style-name="P23"><draw:frame draw:style-name="fr2" draw:name="Object19" text:anchor-type="paragraph" svg:width="5.3335in" svg:height="1.7783in" draw:z-index="18"><draw:object xlink:href="./Object 19" xlink:type="simple" xlink:show="embed" xlink:actuate="onLoad"/><draw:image xlink:href="./ObjectReplacements/Object 19" xlink:type="simple" xlink:show="embed" xlink:actuate="onLoad"/></draw:frame><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6"><text:span text:style-name="T3">Τα αποτελέσματα που πήραμε, όπως φαίνεται και από τον πίνακα δεν είναι αυτά που περιμέναμε. Παρακάτω έχουμε κάνει κάποιες υποθέσεις για να τα δικαιολογήσουμε. Δεν μπορούμε να ξέρουμε τον πραγματικό που η βιβλιοθήκη αντέδρασε με αυτόν τον τρόπο, </text:span><text:soft-page-break/><text:span text:style-name="T3">καθώς πρέπει να γνωρίζουμε ακριβώς την αρχιτεκτονική του υπερυπολογηστή που εκτέλεσε το πρόγραμμα μας </text:span><text:span text:style-name="T19">πχ cache frame, cache size, sceduler</text:span><text:span text:style-name="T3">.</text:span></text:p>
      <text:p text:style-name="P27"/>
      <text:p text:style-name="P27"><text:span text:style-name="T3">Καταλήξαμε οτι ο πιο πιθανός λόγος που πήραμε αυτά τα αποτελέσματα είναι η διάταξη του αρχείου που πρέπει να διαβάσουμε η/και να γράψουμε. </text:span><text:span text:style-name="T13">Το δυαδικό αρχείο είναι ως εξής:</text:span></text:p>
      <text:p text:style-name="P27"><text:span text:style-name="T3"><text:s/></text:span></text:p>
      <table:table table:name="Table1" table:style-name="Table1">
        <table:table-column table:style-name="Table1.A" table:number-columns-repeated="3"/>
        <table:table-column table:style-name="Table1.D"/>
        <table:table-row>
          <table:table-cell table:style-name="Table1.A1" office:value-type="string">
            <text:p text:style-name="P41">1</text:p>
          </table:table-cell>
          <table:table-cell table:style-name="Table1.A1" office:value-type="string">
            <text:p text:style-name="P41">1</text:p>
          </table:table-cell>
          <table:table-cell table:style-name="Table1.A1" office:value-type="string">
            <text:p text:style-name="P43">2</text:p>
          </table:table-cell>
          <table:table-cell table:style-name="Table1.D1" office:value-type="string">
            <text:p text:style-name="P43">2</text:p>
          </table:table-cell>
        </table:table-row>
        <table:table-row>
          <table:table-cell table:style-name="Table1.A2" office:value-type="string">
            <text:p text:style-name="P41">1</text:p>
          </table:table-cell>
          <table:table-cell table:style-name="Table1.A2" office:value-type="string">
            <text:p text:style-name="P41">1</text:p>
          </table:table-cell>
          <table:table-cell table:style-name="Table1.A2" office:value-type="string">
            <text:p text:style-name="P43">2</text:p>
          </table:table-cell>
          <table:table-cell table:style-name="Table1.D2" office:value-type="string">
            <text:p text:style-name="P43">2</text:p>
          </table:table-cell>
        </table:table-row>
        <table:table-row>
          <table:table-cell table:style-name="Table1.A2" office:value-type="string">
            <text:p text:style-name="P45">3</text:p>
          </table:table-cell>
          <table:table-cell table:style-name="Table1.A2" office:value-type="string">
            <text:p text:style-name="P45">3</text:p>
          </table:table-cell>
          <table:table-cell table:style-name="Table1.A2" office:value-type="string">
            <text:p text:style-name="P46">4</text:p>
          </table:table-cell>
          <table:table-cell table:style-name="Table1.D2" office:value-type="string">
            <text:p text:style-name="P46">4</text:p>
          </table:table-cell>
        </table:table-row>
        <table:table-row>
          <table:table-cell table:style-name="Table1.A2" office:value-type="string">
            <text:p text:style-name="P45">3</text:p>
          </table:table-cell>
          <table:table-cell table:style-name="Table1.A2" office:value-type="string">
            <text:p text:style-name="P45">3</text:p>
          </table:table-cell>
          <table:table-cell table:style-name="Table1.A2" office:value-type="string">
            <text:p text:style-name="P46">4</text:p>
          </table:table-cell>
          <table:table-cell table:style-name="Table1.D2" office:value-type="string">
            <text:p text:style-name="P46">4</text:p>
          </table:table-cell>
        </table:table-row>
      </table:table>
      <text:p text:style-name="P27"><text:span text:style-name="T3"/></text:p>
      <text:p text:style-name="P28"><text:span text:style-name="T3">Ας υποθέσουμε οτι η διεργασίες 1,2,3,4 ανατίθενται σε διαφορετικούς επεξεργαστές, προφανώς με διαφορετικές μνήμες cache. Ας υποθέσουμε, επίσης, οτι η cache δεν έχει χώρο για περισσότερα από </text:span><text:span text:style-name="T14">4 ή 5 τετραγωνάκια του πίνακα. Η κάθε διεργασία θα πρέπει να φορτώσει τουλάχιστον 2 φορές από τον δίσκο</text:span><text:span text:style-name="T3"> </text:span><text:span text:style-name="T14">ένα, διαφορετικό, κομμάτι του αρχείου. Παρατηρούμε οτι ένα μεγάλο μέρος του αρχείου (περίπου το μισό) που φορτώνεται στην cache, κάθε φορά, είναι άχρηστο για την εκάστοτε διεργασία που το φορτώνει.</text:span></text:p>
      <text:p text:style-name="P28"><text:span text:style-name="T14"/></text:p>
      <text:p text:style-name="P30"><text:span text:style-name="T3">Αν, τώρα, σκεφτούμε οτι αυτό το αρχείο, αντί για 16, έχει </text:span><text:span text:style-name="T19">τουλάχιστον</text:span><text:span text:style-name="T3"> <text:s/></text:span><text:span text:style-name="T16">80*64 </text:span><text:span text:style-name="T15">αριθμούς σε αυτή την διάταξη, καταλαβαίνουμε οτι η cache χρησιμοποιήστε αντιπαραγωγικά. </text:span><text:span text:style-name="T18">Άρα, καταλήγουμε οτι η διάταση του αρχείου δεν </text:span><text:span text:style-name="T3">ενδείκνυται</text:span><text:span text:style-name="T12"> για παράλληλο διάβασμα/γράψιμο.</text:span></text:p>
      <text:p text:style-name="P30"><text:span text:style-name="T12"/></text:p>
      <text:p text:style-name="P30"><text:span text:style-name="T3">Αν όντως θέλαμε να κάνουμε αποδοτικό </text:span><text:span text:style-name="T12">διάβασμα/γράψιμο </text:span><text:span text:style-name="T3">ή θέλαμε να τεστάρουμε την βιβλιοθήκη mpi, θα έπρεπε να μετατρέψουμε με κάποιο τρόπο το αρχείο εισόδου/εξόδου σε μια διάταξη παρόμοια με την παρακάτω. </text:span><text:span text:style-name="T19">Επιπλέον, καταλάβαμε πόσο σημαντικό είναι, για την σύνταξη ενός παράλληλου προγράμματος, να γνωρίζουμε την αρχιτεκτονική του υπολογιστή που θα το εκτελέσει.</text:span></text:p>
      <text:p text:style-name="P29"><text:span text:style-name="T3"/></text:p>
      <text:p text:style-name="P29"><text:span text:style-name="T3"/></text:p>
      <table:table table:name="Table2" table:style-name="Table2">
        <table:table-column table:style-name="Table2.A" table:number-columns-repeated="3"/>
        <table:table-column table:style-name="Table2.D"/>
        <table:table-row>
          <table:table-cell table:style-name="Table2.A1" office:value-type="string">
            <text:p text:style-name="P42">1</text:p>
          </table:table-cell>
          <table:table-cell table:style-name="Table2.A1" office:value-type="string">
            <text:p text:style-name="P42">1</text:p>
          </table:table-cell>
          <table:table-cell table:style-name="Table2.A1" office:value-type="string">
            <text:p text:style-name="P40">1</text:p>
          </table:table-cell>
          <table:table-cell table:style-name="Table2.D1" office:value-type="string">
            <text:p text:style-name="P40">1</text:p>
          </table:table-cell>
        </table:table-row>
        <table:table-row>
          <table:table-cell table:style-name="Table2.A2" office:value-type="string">
            <text:p text:style-name="P51">2</text:p>
          </table:table-cell>
          <table:table-cell table:style-name="Table2.A2" office:value-type="string">
            <text:p text:style-name="P51">2</text:p>
          </table:table-cell>
          <table:table-cell table:style-name="Table2.A2" office:value-type="string">
            <text:p text:style-name="P44">2</text:p>
          </table:table-cell>
          <table:table-cell table:style-name="Table2.D2" office:value-type="string">
            <text:p text:style-name="P44">2</text:p>
          </table:table-cell>
        </table:table-row>
        <table:table-row>
          <table:table-cell table:style-name="Table2.A2" office:value-type="string">
            <text:p text:style-name="P49">3</text:p>
          </table:table-cell>
          <table:table-cell table:style-name="Table2.A2" office:value-type="string">
            <text:p text:style-name="P49">3</text:p>
          </table:table-cell>
          <table:table-cell table:style-name="Table2.A2" office:value-type="string">
            <text:p text:style-name="P50">3</text:p>
          </table:table-cell>
          <table:table-cell table:style-name="Table2.D2" office:value-type="string">
            <text:p text:style-name="P50">3</text:p>
          </table:table-cell>
        </table:table-row>
        <table:table-row>
          <table:table-cell table:style-name="Table2.A2" office:value-type="string">
            <text:p text:style-name="P48">4</text:p>
          </table:table-cell>
          <table:table-cell table:style-name="Table2.A2" office:value-type="string">
            <text:p text:style-name="P48">4</text:p>
          </table:table-cell>
          <table:table-cell table:style-name="Table2.A2" office:value-type="string">
            <text:p text:style-name="P47">4</text:p>
          </table:table-cell>
          <table:table-cell table:style-name="Table2.D2" office:value-type="string">
            <text:p text:style-name="P47">4</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 style:class="text">
      <style:paragraph-properties fo:margin-top="0.278in" fo:margin-bottom="0.0835in" loext:contextual-spacing="false" fo:text-align="start" style:justify-single-word="false" fo:keep-together="always" fo:orphans="0" fo:widows="0" fo:keep-with-next="always" style:writing-mode="lr-tb"/>
      <style:text-properties style:use-window-font-color="true" style:font-name="Arial" fo:font-family="Arial" style:font-family-generic="roman" style:font-pitch="variable" fo:font-size="20pt" fo:language="en" fo:country="US" style:letter-kerning="false" style:font-name-asian="Arial1" style:font-family-asian="Arial" style:font-family-generic-asian="system" style:font-pitch-asian="variable" style:font-size-asian="20pt" style:language-asian="zh" style:country-asian="CN" style:font-name-complex="Arial1" style:font-family-complex="Arial" style:font-family-generic-complex="system" style:font-pitch-complex="variable" style:font-size-complex="20pt" style:language-complex="hi" style:country-complex="IN"/>
    </style:style>
    <style:style style:name="Heading_20_2" style:display-name="Heading 2" style:family="paragraph" style:parent-style-name="Standard" style:default-outline-level="" style:class="text">
      <style:paragraph-properties fo:margin-top="0.25in" fo:margin-bottom="0.0835in" loext:contextual-spacing="false" fo:text-align="start" style:justify-single-word="false" fo:keep-together="always" fo:orphans="0" fo:widows="0" fo:keep-with-next="always" style:writing-mode="lr-tb"/>
      <style:text-properties style:use-window-font-color="true" style:font-name="Arial" fo:font-family="Arial" style:font-family-generic="roman" style:font-pitch="variable" fo:font-size="16pt" fo:language="en" fo:country="US" style:letter-kerning="false" style:font-name-asian="Arial1" style:font-family-asian="Arial" style:font-family-generic-asian="system" style:font-pitch-asian="variable" style:font-size-asian="16pt" style:language-asian="zh" style:country-asian="CN" style:font-name-complex="Arial1" style:font-family-complex="Arial" style:font-family-generic-complex="system" style:font-pitch-complex="variable" style:font-size-complex="16pt" style:language-complex="hi" style:country-complex="IN"/>
    </style:style>
    <style:style style:name="Heading_20_3" style:display-name="Heading 3" style:family="paragraph" style:parent-style-name="Standard" style:default-outline-level=""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language-asian="zh" style:country-asian="CN" style:font-name-complex="Arial1" style:font-family-complex="Arial" style:font-family-generic-complex="system" style:font-pitch-complex="variable" style:font-size-complex="14pt" style:language-complex="hi" style:country-complex="IN"/>
    </style:style>
    <style:style style:name="Heading_20_4" style:display-name="Heading 4" style:family="paragraph" style:parent-style-name="Standard" style:default-outline-level=""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US" style:letter-kerning="false" style:font-name-asian="Arial1" style:font-family-asian="Arial"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_20_5" style:display-name="Heading 5" style:family="paragraph" style:parent-style-name="Standard" style:default-outline-level=""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default-outline-level=""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US" fo:font-style="italic" style:letter-kerning="false" style:font-name-asian="Arial1" style:font-family-asian="Arial" style:font-family-generic-asian="system" style:font-pitch-asian="variable" style:font-size-asian="11pt" style:language-asian="zh" style:country-asian="CN" style:font-style-asian="italic" style:font-name-complex="Arial1"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LO-normal"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Table_20_Contents" style:display-name="Table Contents" style:family="paragraph" style:parent-style-name="Standard" style:default-outline-level=""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06:13:00</meta:creation-date>
    <dc:language>en-US</dc:language>
    <dc:date>2019-10-08T17:50:29.379427955</dc:date>
    <meta:editing-cycles>82</meta:editing-cycles>
    <meta:editing-duration>PT5H54M21S</meta:editing-duration>
    <meta:generator>LibreOffice/6.0.7.3$Linux_X86_64 LibreOffice_project/00m0$Build-3</meta:generator>
    <meta:document-statistic meta:table-count="4" meta:image-count="0" meta:object-count="19" meta:page-count="9" meta:paragraph-count="163" meta:word-count="1680" meta:character-count="10750" meta:non-whitespace-character-count="92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554cm" svg:height="5.321cm" xlink:href="." xlink:type="simple" chart:class="chart:line" chart:style-name="ch1">
        <chart:title svg:x="4.297cm" svg:y="0.242cm" chart:style-name="ch2">
          <text:p>MPI</text:p>
        </chart:title>
        <chart:legend chart:legend-position="start" svg:x="0.21cm" svg:y="1.365cm" style:legend-expansion="high" chart:style-name="ch3"/>
        <chart:plot-area chart:style-name="ch4" chart:data-source-has-labels="both" svg:x="4.16cm" svg:y="1.127cm" svg:width="5.203cm" svg:height="3.107cm">
          <chartooo:coordinate-region svg:x="4.782cm" svg:y="1.326cm" svg:width="4.581cm" svg:height="2.261cm"/>
          <chart:axis chart:dimension="x" chart:name="primary-x" chart:style-name="ch5" chartooo:axis-type="auto">
            <chartooo:date-scale/>
            <chart:title svg:x="5.963cm" svg:y="4.34cm" chart:style-name="ch6">
              <text:p>processes</text:p>
            </chart:title>
            <chart:categories table:cell-range-address="local-table.$B$1:.$G$1"/>
          </chart:axis>
          <chart:axis chart:dimension="y" chart:name="primary-y" chart:style-name="ch5">
            <chart:title svg:x="3.409cm" svg:y="2.989cm" chart:style-name="ch7">
              <text:p>sec</text:p>
            </chart:title>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series chart:style-name="ch13" chart:values-cell-range-address="local-table.$B$6:.$G$6" chart:label-cell-address="local-table.$A$6" chart:class="chart:line">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640*512</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80*64</text:p>
              </table:table-cell>
              <table:table-cell office:value-type="float" office:value="1.320672">
                <text:p>1.320672</text:p>
              </table:table-cell>
              <table:table-cell office:value-type="float" office:value="0.35692">
                <text:p>0.35692</text:p>
              </table:table-cell>
              <table:table-cell office:value-type="float" office:value="0.19466">
                <text:p>0.19466</text:p>
              </table:table-cell>
              <table:table-cell office:value-type="float" office:value="0.391442">
                <text:p>0.391442</text:p>
              </table:table-cell>
              <table:table-cell office:value-type="float" office:value="0.529385">
                <text:p>0.529385</text:p>
              </table:table-cell>
              <table:table-cell office:value-type="float" office:value="NaN">
                <text:p>NaN</text:p>
              </table:table-cell>
            </table:table-row>
            <table:table-row>
              <table:table-cell office:value-type="string">
                <text:p>160*128</text:p>
              </table:table-cell>
              <table:table-cell office:value-type="float" office:value="8.486392">
                <text:p>8.486392</text:p>
              </table:table-cell>
              <table:table-cell office:value-type="float" office:value="0.819726">
                <text:p>0.819726</text:p>
              </table:table-cell>
              <table:table-cell office:value-type="float" office:value="0.251834">
                <text:p>0.251834</text:p>
              </table:table-cell>
              <table:table-cell office:value-type="float" office:value="0.57481">
                <text:p>0.57481</text:p>
              </table:table-cell>
              <table:table-cell office:value-type="float" office:value="0.433471">
                <text:p>0.433471</text:p>
              </table:table-cell>
              <table:table-cell office:value-type="float" office:value="NaN">
                <text:p>NaN</text:p>
              </table:table-cell>
            </table:table-row>
            <table:table-row>
              <table:table-cell office:value-type="string">
                <text:p>320*256</text:p>
              </table:table-cell>
              <table:table-cell office:value-type="float" office:value="12.683044">
                <text:p>12.683044</text:p>
              </table:table-cell>
              <table:table-cell office:value-type="float" office:value="2.850954">
                <text:p>2.850954</text:p>
              </table:table-cell>
              <table:table-cell office:value-type="float" office:value="0.777871">
                <text:p>0.777871</text:p>
              </table:table-cell>
              <table:table-cell office:value-type="float" office:value="0.5551">
                <text:p>0.5551</text:p>
              </table:table-cell>
              <table:table-cell office:value-type="float" office:value="0.465485">
                <text:p>0.465485</text:p>
              </table:table-cell>
              <table:table-cell office:value-type="float" office:value="0.636777">
                <text:p>0.636777</text:p>
              </table:table-cell>
            </table:table-row>
            <table:table-row>
              <table:table-cell office:value-type="string">
                <text:p>640*512</text:p>
              </table:table-cell>
              <table:table-cell office:value-type="float" office:value="44.894272">
                <text:p>44.894272</text:p>
              </table:table-cell>
              <table:table-cell office:value-type="float" office:value="11.392796">
                <text:p>11.392796</text:p>
              </table:table-cell>
              <table:table-cell office:value-type="float" office:value="2.948844">
                <text:p>2.948844</text:p>
              </table:table-cell>
              <table:table-cell office:value-type="float" office:value="1.282132">
                <text:p>1.282132</text:p>
              </table:table-cell>
              <table:table-cell office:value-type="float" office:value="0.845401">
                <text:p>0.845401</text:p>
              </table:table-cell>
              <table:table-cell office:value-type="float" office:value="0.663463">
                <text:p>0.663463</text:p>
              </table:table-cell>
            </table:table-row>
            <table:table-row>
              <table:table-cell office:value-type="string">
                <text:p>1280*1024</text:p>
              </table:table-cell>
              <table:table-cell office:value-type="float" office:value="70.374411">
                <text:p>70.374411</text:p>
              </table:table-cell>
              <table:table-cell office:value-type="float" office:value="19.453256">
                <text:p>19.453256</text:p>
              </table:table-cell>
              <table:table-cell office:value-type="float" office:value="4.298208">
                <text:p>4.298208</text:p>
              </table:table-cell>
              <table:table-cell office:value-type="float" office:value="1.19676">
                <text:p>1.19676</text:p>
              </table:table-cell>
              <table:table-cell office:value-type="float" office:value="0.902302">
                <text:p>0.902302</text:p>
              </table:table-cell>
              <table:table-cell office:value-type="float" office:value="0.765317">
                <text:p>0.7653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1.677cm" svg:y="0.242cm" chart:style-name="ch2">
          <text:p>MPI-openmp-reduce-4 threads</text:p>
        </chart:title>
        <chart:legend chart:legend-position="start" svg:x="0.21cm" svg:y="1.614cm" style:legend-expansion="high" chart:style-name="ch3"/>
        <chart:plot-area chart:style-name="ch4" chart:data-source-has-labels="both" svg:x="3.79cm" svg:y="1.127cm" svg:width="5.573cm" svg:height="3.107cm">
          <chartooo:coordinate-region svg:x="4.226cm" svg:y="1.326cm" svg:width="4.95cm" svg:height="2.261cm"/>
          <chart:axis chart:dimension="x" chart:name="primary-x" chart:style-name="ch5" chartooo:axis-type="auto">
            <chartooo:date-scale/>
            <chart:title svg:x="5.778cm" svg:y="4.34cm" chart:style-name="ch6">
              <text:p>processes</text:p>
            </chart:title>
            <chart:categories table:cell-range-address="local-table.$B$1:.$F$1"/>
          </chart:axis>
          <chart:axis chart:dimension="y" chart:name="primary-y" chart:style-name="ch5">
            <chart:title svg:x="3.039cm" svg:y="2.989cm" chart:style-name="ch7">
              <text:p>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1">
                <text:p>1</text:p>
              </table:table-cell>
              <table:table-cell office:value-type="float" office:value="4">
                <text:p>4</text:p>
              </table:table-cell>
              <table:table-cell office:value-type="float" office:value="16">
                <text:p>16</text:p>
              </table:table-cell>
              <table:table-cell office:value-type="float" office:value="32">
                <text:p>32</text:p>
              </table:table-cell>
              <table:table-cell office:value-type="float" office:value="40">
                <text:p>40</text:p>
              </table:table-cell>
            </table:table-row>
          </table:table-header-rows>
          <table:table-rows>
            <table:table-row>
              <table:table-cell office:value-type="string">
                <text:p>80*64</text:p>
              </table:table-cell>
              <table:table-cell office:value-type="float" office:value="0.065541">
                <text:p>0.065541</text:p>
              </table:table-cell>
              <table:table-cell office:value-type="float" office:value="0.022649">
                <text:p>0.022649</text:p>
              </table:table-cell>
              <table:table-cell office:value-type="float" office:value="0.0652">
                <text:p>0.0652</text:p>
              </table:table-cell>
              <table:table-cell office:value-type="float" office:value="0.015533">
                <text:p>0.015533</text:p>
              </table:table-cell>
              <table:table-cell office:value-type="float" office:value="0.121161">
                <text:p>0.121161</text:p>
              </table:table-cell>
            </table:table-row>
            <table:table-row>
              <table:table-cell office:value-type="string">
                <text:p>160*128</text:p>
              </table:table-cell>
              <table:table-cell office:value-type="float" office:value="0.328722">
                <text:p>0.328722</text:p>
              </table:table-cell>
              <table:table-cell office:value-type="float" office:value="0.038106">
                <text:p>0.038106</text:p>
              </table:table-cell>
              <table:table-cell office:value-type="float" office:value="0.021187">
                <text:p>0.021187</text:p>
              </table:table-cell>
              <table:table-cell office:value-type="float" office:value="0.058024">
                <text:p>0.058024</text:p>
              </table:table-cell>
              <table:table-cell office:value-type="float" office:value="0.057205">
                <text:p>0.057205</text:p>
              </table:table-cell>
            </table:table-row>
            <table:table-row>
              <table:table-cell office:value-type="string">
                <text:p>320*256</text:p>
              </table:table-cell>
              <table:table-cell office:value-type="float" office:value="0.841067">
                <text:p>0.841067</text:p>
              </table:table-cell>
              <table:table-cell office:value-type="float" office:value="0.152562">
                <text:p>0.152562</text:p>
              </table:table-cell>
              <table:table-cell office:value-type="float" office:value="0.0501">
                <text:p>0.0501</text:p>
              </table:table-cell>
              <table:table-cell office:value-type="float" office:value="0.200252">
                <text:p>0.200252</text:p>
              </table:table-cell>
              <table:table-cell office:value-type="float" office:value="0.069786">
                <text:p>0.069786</text:p>
              </table:table-cell>
            </table:table-row>
            <table:table-row>
              <table:table-cell office:value-type="string">
                <text:p>640*512</text:p>
              </table:table-cell>
              <table:table-cell office:value-type="float" office:value="4.229863">
                <text:p>4.229863</text:p>
              </table:table-cell>
              <table:table-cell office:value-type="float" office:value="1.135594">
                <text:p>1.135594</text:p>
              </table:table-cell>
              <table:table-cell office:value-type="float" office:value="0.19086">
                <text:p>0.19086</text:p>
              </table:table-cell>
              <table:table-cell office:value-type="float" office:value="0.098455">
                <text:p>0.098455</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1.677cm" svg:y="0.242cm" chart:style-name="ch2">
          <text:p>MPI-openmp-reduce-4 threads</text:p>
        </chart:title>
        <chart:legend chart:legend-position="start" svg:x="0.21cm" svg:y="1.614cm" style:legend-expansion="high" chart:style-name="ch3"/>
        <chart:plot-area chart:style-name="ch4" chart:data-source-has-labels="both" svg:x="3.79cm" svg:y="1.127cm" svg:width="5.573cm" svg:height="3.107cm">
          <chartooo:coordinate-region svg:x="4.411cm" svg:y="1.326cm" svg:width="4.765cm" svg:height="2.261cm"/>
          <chart:axis chart:dimension="x" chart:name="primary-x" chart:style-name="ch5" chartooo:axis-type="auto">
            <chartooo:date-scale/>
            <chart:title svg:x="5.778cm" svg:y="4.34cm" chart:style-name="ch6">
              <text:p>processes</text:p>
            </chart:title>
            <chart:categories table:cell-range-address="local-table.$B$1:.$E$1"/>
          </chart:axis>
          <chart:axis chart:dimension="y" chart:name="primary-y" chart:style-name="ch5">
            <chart:title svg:x="3.039cm" svg:y="3.372cm" chart:style-name="ch7">
              <text:p>speedup</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series chart:style-name="ch12" chart:values-cell-range-address="local-table.$B$5:.$E$5" chart:label-cell-address="local-table.$A$5"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4">
                <text:p>4</text:p>
              </table:table-cell>
              <table:table-cell office:value-type="float" office:value="16">
                <text:p>16</text:p>
              </table:table-cell>
              <table:table-cell office:value-type="float" office:value="32">
                <text:p>32</text:p>
              </table:table-cell>
              <table:table-cell office:value-type="float" office:value="40">
                <text:p>40</text:p>
              </table:table-cell>
            </table:table-row>
          </table:table-header-rows>
          <table:table-rows>
            <table:table-row>
              <table:table-cell office:value-type="string">
                <text:p>80*64</text:p>
              </table:table-cell>
              <table:table-cell office:value-type="float" office:value="2.89377014437724">
                <text:p>2.89377014437724</text:p>
              </table:table-cell>
              <table:table-cell office:value-type="float" office:value="1.00523006134969">
                <text:p>1.00523006134969</text:p>
              </table:table-cell>
              <table:table-cell office:value-type="float" office:value="4.21946822893195">
                <text:p>4.21946822893195</text:p>
              </table:table-cell>
              <table:table-cell office:value-type="float" office:value="0.54094139203209">
                <text:p>0.54094139203209</text:p>
              </table:table-cell>
            </table:table-row>
            <table:table-row>
              <table:table-cell office:value-type="string">
                <text:p>160*128</text:p>
              </table:table-cell>
              <table:table-cell office:value-type="float" office:value="8.6265155093686">
                <text:p>8.6265155093686</text:p>
              </table:table-cell>
              <table:table-cell office:value-type="float" office:value="15.5152687969038">
                <text:p>15.5152687969038</text:p>
              </table:table-cell>
              <table:table-cell office:value-type="float" office:value="5.66527643733627">
                <text:p>5.66527643733627</text:p>
              </table:table-cell>
              <table:table-cell office:value-type="float" office:value="5.74638580543659">
                <text:p>5.74638580543659</text:p>
              </table:table-cell>
            </table:table-row>
            <table:table-row>
              <table:table-cell office:value-type="string">
                <text:p>320*256</text:p>
              </table:table-cell>
              <table:table-cell office:value-type="float" office:value="5.51295211127279">
                <text:p>5.51295211127279</text:p>
              </table:table-cell>
              <table:table-cell office:value-type="float" office:value="16.7877644710579">
                <text:p>16.7877644710579</text:p>
              </table:table-cell>
              <table:table-cell office:value-type="float" office:value="4.20004294588818">
                <text:p>4.20004294588818</text:p>
              </table:table-cell>
              <table:table-cell office:value-type="float" office:value="12.0520878113089">
                <text:p>12.0520878113089</text:p>
              </table:table-cell>
            </table:table-row>
            <table:table-row>
              <table:table-cell office:value-type="string">
                <text:p>640*512</text:p>
              </table:table-cell>
              <table:table-cell office:value-type="float" office:value="3.72480217401642">
                <text:p>3.72480217401642</text:p>
              </table:table-cell>
              <table:table-cell office:value-type="float" office:value="22.162124069999">
                <text:p>22.162124069999</text:p>
              </table:table-cell>
              <table:table-cell office:value-type="float" office:value="42.962399065563">
                <text:p>42.962399065563</text:p>
              </table:table-cell>
              <table:table-cell office:value-type="float" office:value="NaN">
                <text:p>NaN</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1.677cm" svg:y="0.242cm" chart:style-name="ch2">
          <text:p>MPI-openmp-reduce-4 threads</text:p>
        </chart:title>
        <chart:legend chart:legend-position="start" svg:x="0.21cm" svg:y="1.614cm" style:legend-expansion="high" chart:style-name="ch3"/>
        <chart:plot-area chart:style-name="ch4" chart:data-source-has-labels="both" svg:x="3.79cm" svg:y="1.127cm" svg:width="5.573cm" svg:height="3.107cm">
          <chartooo:coordinate-region svg:x="4.226cm" svg:y="1.326cm" svg:width="4.95cm" svg:height="2.261cm"/>
          <chart:axis chart:dimension="x" chart:name="primary-x" chart:style-name="ch5" chartooo:axis-type="auto">
            <chartooo:date-scale/>
            <chart:title svg:x="5.778cm" svg:y="4.34cm" chart:style-name="ch6">
              <text:p>processes</text:p>
            </chart:title>
            <chart:categories table:cell-range-address="local-table.$B$1:.$E$1"/>
          </chart:axis>
          <chart:axis chart:dimension="y" chart:name="primary-y" chart:style-name="ch5">
            <chart:title svg:x="3.039cm" svg:y="3.412cm" chart:style-name="ch7">
              <text:p>efficiency</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series chart:style-name="ch12" chart:values-cell-range-address="local-table.$B$5:.$E$5" chart:label-cell-address="local-table.$A$5"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4">
                <text:p>4</text:p>
              </table:table-cell>
              <table:table-cell office:value-type="float" office:value="16">
                <text:p>16</text:p>
              </table:table-cell>
              <table:table-cell office:value-type="float" office:value="32">
                <text:p>32</text:p>
              </table:table-cell>
              <table:table-cell office:value-type="float" office:value="40">
                <text:p>40</text:p>
              </table:table-cell>
            </table:table-row>
          </table:table-header-rows>
          <table:table-rows>
            <table:table-row>
              <table:table-cell office:value-type="string">
                <text:p>80*64</text:p>
              </table:table-cell>
              <table:table-cell office:value-type="float" office:value="1.44688507218862">
                <text:p>1.44688507218862</text:p>
              </table:table-cell>
              <table:table-cell office:value-type="float" office:value="0.125653757668712">
                <text:p>0.125653757668712</text:p>
              </table:table-cell>
              <table:table-cell office:value-type="float" office:value="0.263716764308247">
                <text:p>0.263716764308247</text:p>
              </table:table-cell>
              <table:table-cell office:value-type="float" office:value="0.0270470696016045">
                <text:p>0.0270470696016045</text:p>
              </table:table-cell>
            </table:table-row>
            <table:table-row>
              <table:table-cell office:value-type="string">
                <text:p>160*128</text:p>
              </table:table-cell>
              <table:table-cell office:value-type="float" office:value="4.3132577546843">
                <text:p>4.3132577546843</text:p>
              </table:table-cell>
              <table:table-cell office:value-type="float" office:value="1.93940859961297">
                <text:p>1.93940859961297</text:p>
              </table:table-cell>
              <table:table-cell office:value-type="float" office:value="0.354079777333517">
                <text:p>0.354079777333517</text:p>
              </table:table-cell>
              <table:table-cell office:value-type="float" office:value="0.287319290271829">
                <text:p>0.287319290271829</text:p>
              </table:table-cell>
            </table:table-row>
            <table:table-row>
              <table:table-cell office:value-type="string">
                <text:p>320*256</text:p>
              </table:table-cell>
              <table:table-cell office:value-type="float" office:value="2.7564760556364">
                <text:p>2.7564760556364</text:p>
              </table:table-cell>
              <table:table-cell office:value-type="float" office:value="2.09847055888224">
                <text:p>2.09847055888224</text:p>
              </table:table-cell>
              <table:table-cell office:value-type="float" office:value="0.262502684118011">
                <text:p>0.262502684118011</text:p>
              </table:table-cell>
              <table:table-cell office:value-type="float" office:value="0.602604390565443">
                <text:p>0.602604390565443</text:p>
              </table:table-cell>
            </table:table-row>
            <table:table-row>
              <table:table-cell office:value-type="string">
                <text:p>640*512</text:p>
              </table:table-cell>
              <table:table-cell office:value-type="float" office:value="1.86240108700821">
                <text:p>1.86240108700821</text:p>
              </table:table-cell>
              <table:table-cell office:value-type="float" office:value="2.77026550874987">
                <text:p>2.77026550874987</text:p>
              </table:table-cell>
              <table:table-cell office:value-type="float" office:value="2.68514994159768">
                <text:p>2.68514994159768</text:p>
              </table:table-cell>
              <table:table-cell office:value-type="float" office:value="NaN">
                <text:p>NaN</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1.677cm" svg:y="0.242cm" chart:style-name="ch2">
          <text:p>MPI-openmp-reduce-8 threads</text:p>
        </chart:title>
        <chart:legend chart:legend-position="start" svg:x="0.21cm" svg:y="1.614cm" style:legend-expansion="high" chart:style-name="ch3"/>
        <chart:plot-area chart:style-name="ch4" chart:data-source-has-labels="both" svg:x="3.79cm" svg:y="1.127cm" svg:width="5.573cm" svg:height="3.107cm">
          <chartooo:coordinate-region svg:x="4.226cm" svg:y="1.326cm" svg:width="4.95cm" svg:height="2.261cm"/>
          <chart:axis chart:dimension="x" chart:name="primary-x" chart:style-name="ch5" chartooo:axis-type="auto">
            <chartooo:date-scale/>
            <chart:title svg:x="5.778cm" svg:y="4.34cm" chart:style-name="ch6">
              <text:p>processes</text:p>
            </chart:title>
            <chart:categories table:cell-range-address="local-table.$B$1:.$F$1"/>
          </chart:axis>
          <chart:axis chart:dimension="y" chart:name="primary-y" chart:style-name="ch5">
            <chart:title svg:x="3.039cm" svg:y="2.989cm" chart:style-name="ch7">
              <text:p>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1">
                <text:p>1</text:p>
              </table:table-cell>
              <table:table-cell office:value-type="float" office:value="2">
                <text:p>2</text:p>
              </table:table-cell>
              <table:table-cell office:value-type="float" office:value="8">
                <text:p>8</text:p>
              </table:table-cell>
              <table:table-cell office:value-type="float" office:value="16">
                <text:p>16</text:p>
              </table:table-cell>
              <table:table-cell office:value-type="float" office:value="20">
                <text:p>20</text:p>
              </table:table-cell>
            </table:table-row>
          </table:table-header-rows>
          <table:table-rows>
            <table:table-row>
              <table:table-cell office:value-type="string">
                <text:p>80*64</text:p>
              </table:table-cell>
              <table:table-cell office:value-type="float" office:value="0.065541">
                <text:p>0.065541</text:p>
              </table:table-cell>
              <table:table-cell office:value-type="float" office:value="0.020643">
                <text:p>0.020643</text:p>
              </table:table-cell>
              <table:table-cell office:value-type="float" office:value="0.074081">
                <text:p>0.074081</text:p>
              </table:table-cell>
              <table:table-cell office:value-type="float" office:value="0.015466">
                <text:p>0.015466</text:p>
              </table:table-cell>
              <table:table-cell office:value-type="float" office:value="0.65897">
                <text:p>0.65897</text:p>
              </table:table-cell>
            </table:table-row>
            <table:table-row>
              <table:table-cell office:value-type="string">
                <text:p>160*128</text:p>
              </table:table-cell>
              <table:table-cell office:value-type="float" office:value="0.328722">
                <text:p>0.328722</text:p>
              </table:table-cell>
              <table:table-cell office:value-type="float" office:value="0.134006">
                <text:p>0.134006</text:p>
              </table:table-cell>
              <table:table-cell office:value-type="float" office:value="0.022885">
                <text:p>0.022885</text:p>
              </table:table-cell>
              <table:table-cell office:value-type="float" office:value="0.0615">
                <text:p>0.0615</text:p>
              </table:table-cell>
              <table:table-cell office:value-type="float" office:value="NaN">
                <text:p>NaN</text:p>
              </table:table-cell>
            </table:table-row>
            <table:table-row>
              <table:table-cell office:value-type="string">
                <text:p>320*256</text:p>
              </table:table-cell>
              <table:table-cell office:value-type="float" office:value="0.841067">
                <text:p>0.841067</text:p>
              </table:table-cell>
              <table:table-cell office:value-type="float" office:value="0.389085">
                <text:p>0.389085</text:p>
              </table:table-cell>
              <table:table-cell office:value-type="float" office:value="0.085882">
                <text:p>0.085882</text:p>
              </table:table-cell>
              <table:table-cell office:value-type="float" office:value="0.521185">
                <text:p>0.521185</text:p>
              </table:table-cell>
              <table:table-cell office:value-type="float" office:value="NaN">
                <text:p>NaN</text:p>
              </table:table-cell>
            </table:table-row>
            <table:table-row>
              <table:table-cell office:value-type="string">
                <text:p>640*512</text:p>
              </table:table-cell>
              <table:table-cell office:value-type="float" office:value="4.229863">
                <text:p>4.229863</text:p>
              </table:table-cell>
              <table:table-cell office:value-type="float" office:value="1.157151">
                <text:p>1.157151</text:p>
              </table:table-cell>
              <table:table-cell office:value-type="float" office:value="0.427472">
                <text:p>0.427472</text:p>
              </table:table-cell>
              <table:table-cell office:value-type="float" office:value="0.275116">
                <text:p>0.275116</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1.677cm" svg:y="0.242cm" chart:style-name="ch2">
          <text:p>MPI-openmp-reduce-8 threads</text:p>
        </chart:title>
        <chart:legend chart:legend-position="start" svg:x="0.21cm" svg:y="1.614cm" style:legend-expansion="high" chart:style-name="ch3"/>
        <chart:plot-area chart:style-name="ch4" chart:data-source-has-labels="both" svg:x="3.79cm" svg:y="1.127cm" svg:width="5.573cm" svg:height="3.107cm">
          <chartooo:coordinate-region svg:x="4.226cm" svg:y="1.326cm" svg:width="4.765cm" svg:height="2.261cm"/>
          <chart:axis chart:dimension="x" chart:name="primary-x" chart:style-name="ch5" chartooo:axis-type="auto">
            <chartooo:date-scale/>
            <chart:title svg:x="5.778cm" svg:y="4.34cm" chart:style-name="ch6">
              <text:p>processes</text:p>
            </chart:title>
            <chart:categories table:cell-range-address="local-table.$B$1:.$E$1"/>
          </chart:axis>
          <chart:axis chart:dimension="y" chart:name="primary-y" chart:style-name="ch5">
            <chart:title svg:x="3.039cm" svg:y="3.372cm" chart:style-name="ch7">
              <text:p>speedup</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series chart:style-name="ch12" chart:values-cell-range-address="local-table.$B$5:.$E$5" chart:label-cell-address="local-table.$A$5"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2">
                <text:p>2</text:p>
              </table:table-cell>
              <table:table-cell office:value-type="float" office:value="8">
                <text:p>8</text:p>
              </table:table-cell>
              <table:table-cell office:value-type="float" office:value="16">
                <text:p>16</text:p>
              </table:table-cell>
              <table:table-cell office:value-type="float" office:value="20">
                <text:p>20</text:p>
              </table:table-cell>
            </table:table-row>
          </table:table-header-rows>
          <table:table-rows>
            <table:table-row>
              <table:table-cell office:value-type="string">
                <text:p>80*64</text:p>
              </table:table-cell>
              <table:table-cell office:value-type="float" office:value="3.17497456765005">
                <text:p>3.17497456765005</text:p>
              </table:table-cell>
              <table:table-cell office:value-type="float" office:value="0.8847207786072">
                <text:p>0.8847207786072</text:p>
              </table:table-cell>
              <table:table-cell office:value-type="float" office:value="4.23774731669469">
                <text:p>4.23774731669469</text:p>
              </table:table-cell>
              <table:table-cell office:value-type="float" office:value="0.0994597629634126">
                <text:p>0.0994597629634126</text:p>
              </table:table-cell>
            </table:table-row>
            <table:table-row>
              <table:table-cell office:value-type="string">
                <text:p>160*128</text:p>
              </table:table-cell>
              <table:table-cell office:value-type="float" office:value="2.45303941614555">
                <text:p>2.45303941614555</text:p>
              </table:table-cell>
              <table:table-cell office:value-type="float" office:value="14.3640812759449">
                <text:p>14.3640812759449</text:p>
              </table:table-cell>
              <table:table-cell office:value-type="float" office:value="5.34507317073171">
                <text:p>5.34507317073171</text:p>
              </table:table-cell>
              <table:table-cell office:value-type="float" office:value="NaN">
                <text:p>NaN</text:p>
              </table:table-cell>
            </table:table-row>
            <table:table-row>
              <table:table-cell office:value-type="string">
                <text:p>320*256</text:p>
              </table:table-cell>
              <table:table-cell office:value-type="float" office:value="2.16165362324428">
                <text:p>2.16165362324428</text:p>
              </table:table-cell>
              <table:table-cell office:value-type="float" office:value="9.79328613679234">
                <text:p>9.79328613679234</text:p>
              </table:table-cell>
              <table:table-cell office:value-type="float" office:value="1.61375902990301">
                <text:p>1.61375902990301</text:p>
              </table:table-cell>
              <table:table-cell office:value-type="float" office:value="NaN">
                <text:p>NaN</text:p>
              </table:table-cell>
            </table:table-row>
            <table:table-row>
              <table:table-cell office:value-type="string">
                <text:p>640*512</text:p>
              </table:table-cell>
              <table:table-cell office:value-type="float" office:value="3.65541143722816">
                <text:p>3.65541143722816</text:p>
              </table:table-cell>
              <table:table-cell office:value-type="float" office:value="9.89506447205899">
                <text:p>9.89506447205899</text:p>
              </table:table-cell>
              <table:table-cell office:value-type="float" office:value="15.3748346152169">
                <text:p>15.3748346152169</text:p>
              </table:table-cell>
              <table:table-cell office:value-type="float" office:value="NaN">
                <text:p>NaN</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1.677cm" svg:y="0.242cm" chart:style-name="ch2">
          <text:p>MPI-openmp-reduce-8 threads</text:p>
        </chart:title>
        <chart:legend chart:legend-position="start" svg:x="0.21cm" svg:y="1.614cm" style:legend-expansion="high" chart:style-name="ch3"/>
        <chart:plot-area chart:style-name="ch4" chart:data-source-has-labels="both" svg:x="3.79cm" svg:y="1.127cm" svg:width="5.573cm" svg:height="3.107cm">
          <chartooo:coordinate-region svg:x="4.517cm" svg:y="1.326cm" svg:width="4.659cm" svg:height="2.261cm"/>
          <chart:axis chart:dimension="x" chart:name="primary-x" chart:style-name="ch5" chartooo:axis-type="auto">
            <chartooo:date-scale/>
            <chart:title svg:x="5.778cm" svg:y="4.34cm" chart:style-name="ch6">
              <text:p>processes</text:p>
            </chart:title>
            <chart:categories table:cell-range-address="local-table.$B$1:.$E$1"/>
          </chart:axis>
          <chart:axis chart:dimension="y" chart:name="primary-y" chart:style-name="ch5">
            <chart:title svg:x="3.039cm" svg:y="3.412cm" chart:style-name="ch7">
              <text:p>efficiency</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series chart:style-name="ch12" chart:values-cell-range-address="local-table.$B$5:.$E$5" chart:label-cell-address="local-table.$A$5"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2">
                <text:p>2</text:p>
              </table:table-cell>
              <table:table-cell office:value-type="float" office:value="8">
                <text:p>8</text:p>
              </table:table-cell>
              <table:table-cell office:value-type="float" office:value="16">
                <text:p>16</text:p>
              </table:table-cell>
              <table:table-cell office:value-type="float" office:value="20">
                <text:p>20</text:p>
              </table:table-cell>
            </table:table-row>
          </table:table-header-rows>
          <table:table-rows>
            <table:table-row>
              <table:table-cell office:value-type="string">
                <text:p>80*64</text:p>
              </table:table-cell>
              <table:table-cell office:value-type="float" office:value="1.58748728382503">
                <text:p>1.58748728382503</text:p>
              </table:table-cell>
              <table:table-cell office:value-type="float" office:value="0.1105900973259">
                <text:p>0.1105900973259</text:p>
              </table:table-cell>
              <table:table-cell office:value-type="float" office:value="0.264859207293418">
                <text:p>0.264859207293418</text:p>
              </table:table-cell>
              <table:table-cell office:value-type="float" office:value="0.00497298814817063">
                <text:p>0.00497298814817063</text:p>
              </table:table-cell>
            </table:table-row>
            <table:table-row>
              <table:table-cell office:value-type="string">
                <text:p>160*128</text:p>
              </table:table-cell>
              <table:table-cell office:value-type="float" office:value="1.22651970807277">
                <text:p>1.22651970807277</text:p>
              </table:table-cell>
              <table:table-cell office:value-type="float" office:value="1.79551015949312">
                <text:p>1.79551015949312</text:p>
              </table:table-cell>
              <table:table-cell office:value-type="float" office:value="0.334067073170732">
                <text:p>0.334067073170732</text:p>
              </table:table-cell>
              <table:table-cell office:value-type="float" office:value="NaN">
                <text:p>NaN</text:p>
              </table:table-cell>
            </table:table-row>
            <table:table-row>
              <table:table-cell office:value-type="string">
                <text:p>320*256</text:p>
              </table:table-cell>
              <table:table-cell office:value-type="float" office:value="1.08082681162214">
                <text:p>1.08082681162214</text:p>
              </table:table-cell>
              <table:table-cell office:value-type="float" office:value="1.22416076709904">
                <text:p>1.22416076709904</text:p>
              </table:table-cell>
              <table:table-cell office:value-type="float" office:value="0.100859939368938">
                <text:p>0.100859939368938</text:p>
              </table:table-cell>
              <table:table-cell office:value-type="float" office:value="NaN">
                <text:p>NaN</text:p>
              </table:table-cell>
            </table:table-row>
            <table:table-row>
              <table:table-cell office:value-type="string">
                <text:p>640*512</text:p>
              </table:table-cell>
              <table:table-cell office:value-type="float" office:value="1.82770571861408">
                <text:p>1.82770571861408</text:p>
              </table:table-cell>
              <table:table-cell office:value-type="float" office:value="1.23688305900737">
                <text:p>1.23688305900737</text:p>
              </table:table-cell>
              <table:table-cell office:value-type="float" office:value="0.960927163451053">
                <text:p>0.960927163451053</text:p>
              </table:table-cell>
              <table:table-cell office:value-type="float" office:value="NaN">
                <text:p>NaN</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fo:background-color="#ffffff" fo:border="0.74pt solid #000000"/>
      <style:text-properties fo:color="#000000"/>
    </style:style>
    <style:style style:name="ce3" style:family="table-cell" style:parent-style-name="Default">
      <style:table-cell-properties fo:background-color="#ffffff" fo:border="0.74pt solid #000000"/>
    </style:style>
    <style:style style:name="ce7" style:family="table-cell" style:parent-style-name="Default">
      <style:table-cell-properties fo:border="0.74pt solid #000000"/>
    </style:style>
    <style:style style:name="ce8" style:family="table-cell" style:parent-style-name="Default">
      <style:table-cell-properties fo:background-color="#ffffff" fo:border="0.74pt solid #000000"/>
      <style:text-properties fo:color="#000000"/>
    </style:style>
    <style:style style:name="ce9" style:family="table-cell" style:parent-style-name="Default">
      <style:table-cell-properties fo:background-color="#ffffff"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29">
          <table:table-cell table:number-columns-repeated="7"/>
        </table:table-row>
        <table:table-row table:style-name="ro1">
          <table:table-cell office:value-type="string" calcext:value-type="string">
            <text:p>MPI</text:p>
          </table:table-cell>
          <table:table-cell table:number-columns-repeated="6"/>
        </table:table-row>
        <table:table-row table:style-name="ro1">
          <table:table-cell table:style-name="ce7" office:value-type="string" calcext:value-type="string">
            <text:p>1280*1024</text:p>
          </table:table-cell>
          <table:table-cell table:style-name="ce7" office:value-type="float" office:value="1" calcext:value-type="float">
            <text:p>1</text:p>
          </table:table-cell>
          <table:table-cell table:style-name="ce7" office:value-type="float" office:value="4" calcext:value-type="float">
            <text:p>4</text:p>
          </table:table-cell>
          <table:table-cell table:style-name="ce7" office:value-type="float" office:value="16" calcext:value-type="float">
            <text:p>16</text:p>
          </table:table-cell>
          <table:table-cell table:style-name="ce7" office:value-type="float" office:value="64" calcext:value-type="float">
            <text:p>64</text:p>
          </table:table-cell>
          <table:table-cell table:style-name="ce7" office:value-type="float" office:value="128" calcext:value-type="float">
            <text:p>128</text:p>
          </table:table-cell>
          <table:table-cell table:style-name="ce7" office:value-type="float" office:value="160" calcext:value-type="float">
            <text:p>160</text:p>
          </table:table-cell>
        </table:table-row>
        <table:table-row table:style-name="ro1">
          <table:table-cell table:style-name="ce7" office:value-type="string" calcext:value-type="string">
            <text:p>time</text:p>
          </table:table-cell>
          <table:table-cell table:style-name="ce8" office:value-type="float" office:value="70.374411" calcext:value-type="float">
            <text:p>70.374411</text:p>
          </table:table-cell>
          <table:table-cell table:style-name="ce9" office:value-type="float" office:value="19.453256" calcext:value-type="float">
            <text:p>19.453256</text:p>
          </table:table-cell>
          <table:table-cell table:style-name="ce9" office:value-type="float" office:value="4.298208" calcext:value-type="float">
            <text:p>4.298208</text:p>
          </table:table-cell>
          <table:table-cell table:style-name="ce9" office:value-type="float" office:value="1.19676" calcext:value-type="float">
            <text:p>1.19676</text:p>
          </table:table-cell>
          <table:table-cell table:style-name="ce9" office:value-type="float" office:value="0.902302" calcext:value-type="float">
            <text:p>0.902302</text:p>
          </table:table-cell>
          <table:table-cell table:style-name="ce9" office:value-type="float" office:value="0.765317" calcext:value-type="float">
            <text:p>0.765317</text:p>
          </table:table-cell>
        </table:table-row>
        <table:table-row table:style-name="ro1">
          <table:table-cell table:style-name="ce7" office:value-type="string" calcext:value-type="string">
            <text:p>speedup</text:p>
          </table:table-cell>
          <table:table-cell table:style-name="ce7" table:formula="of:=[.$B$32]/[.B32]" office:value-type="float" office:value="1" calcext:value-type="float">
            <text:p>1</text:p>
          </table:table-cell>
          <table:table-cell table:style-name="ce7" table:formula="of:=[.$B$32]/[.C32]" office:value-type="float" office:value="3.61761604329887" calcext:value-type="float">
            <text:p>3.61761604329887</text:p>
          </table:table-cell>
          <table:table-cell table:style-name="ce7" table:formula="of:=[.$B$32]/[.D32]" office:value-type="float" office:value="16.372965431175" calcext:value-type="float">
            <text:p>16.372965431175</text:p>
          </table:table-cell>
          <table:table-cell table:style-name="ce7" table:formula="of:=[.$B$32]/[.E32]" office:value-type="float" office:value="58.8041136067382" calcext:value-type="float">
            <text:p>58.8041136067382</text:p>
          </table:table-cell>
          <table:table-cell table:style-name="ce7" table:formula="of:=[.$B$32]/[.F32]" office:value-type="float" office:value="77.994297917992" calcext:value-type="float">
            <text:p>77.994297917992</text:p>
          </table:table-cell>
          <table:table-cell table:style-name="ce7" table:formula="of:=[.$B$32]/[.G32]" office:value-type="float" office:value="91.95459005876" calcext:value-type="float">
            <text:p>91.95459005876</text:p>
          </table:table-cell>
        </table:table-row>
        <table:table-row table:style-name="ro1">
          <table:table-cell table:style-name="ce7" office:value-type="string" calcext:value-type="string">
            <text:p>eficiency</text:p>
          </table:table-cell>
          <table:table-cell table:style-name="ce7" office:value-type="float" office:value="1" calcext:value-type="float">
            <text:p>1</text:p>
          </table:table-cell>
          <table:table-cell table:style-name="ce7" office:value-type="float" office:value="3.61761604329887" calcext:value-type="float">
            <text:p>3.61761604329887</text:p>
          </table:table-cell>
          <table:table-cell table:style-name="ce7" office:value-type="float" office:value="8.18648271558752" calcext:value-type="float">
            <text:p>8.18648271558752</text:p>
          </table:table-cell>
          <table:table-cell table:style-name="ce7" office:value-type="float" office:value="7.35051420084227" calcext:value-type="float">
            <text:p>7.35051420084227</text:p>
          </table:table-cell>
          <table:table-cell table:style-name="ce7" office:value-type="float" office:value="4.8746436198745" calcext:value-type="float">
            <text:p>4.8746436198745</text:p>
          </table:table-cell>
          <table:table-cell table:style-name="ce7" office:value-type="float" office:value="4.597729502938" calcext:value-type="float">
            <text:p>4.597729502938</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fraction number:min-integer-digits="0" number:min-numerator-digits="1" loext:max-numerator-digits="1" number:min-denominator-digits="1" loext:max-denominator-value="9"/>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5">00/00/0000</text:date>, <text:time style:data-style-name="N2" text:time-value="21:14:33.0478996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fo:background-color="#ffffff" fo:border="0.74pt solid #000000"/>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ff" fo:wrap-option="no-wrap"/>
      <style:text-properties style:use-window-font-color="true" style:text-outline="false" style:text-line-through-style="none" style:text-line-through-type="none" style:font-name="Liberation Serif"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0.74pt solid #000000"/>
    </style:style>
    <style:style style:name="ce10" style:family="table-cell" style:parent-style-name="Default">
      <style:table-cell-properties fo:background-color="#ffffff" fo:border="0.74pt solid #000000"/>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ff" fo:wrap-option="no-wrap"/>
      <style:text-properties style:use-window-font-color="true" style:text-outline="false" style:text-line-through-style="none" style:text-line-through-type="none" style:font-name="Liberation Serif"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68">
          <table:table-cell table:number-columns-repeated="7"/>
        </table:table-row>
        <table:table-row table:style-name="ro1">
          <table:table-cell office:value-type="string" calcext:value-type="string">
            <text:p>MPI-red</text:p>
          </table:table-cell>
          <table:table-cell table:number-columns-repeated="6"/>
        </table:table-row>
        <table:table-row table:style-name="ro1">
          <table:table-cell table:style-name="ce9" office:value-type="string" calcext:value-type="string">
            <text:p>1280*102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16" calcext:value-type="float">
            <text:p>16</text:p>
          </table:table-cell>
          <table:table-cell table:style-name="ce9" office:value-type="float" office:value="64" calcext:value-type="float">
            <text:p>64</text:p>
          </table:table-cell>
          <table:table-cell table:style-name="ce9" office:value-type="float" office:value="128" calcext:value-type="float">
            <text:p>128</text:p>
          </table:table-cell>
          <table:table-cell table:style-name="ce9" office:value-type="float" office:value="160" calcext:value-type="float">
            <text:p>160</text:p>
          </table:table-cell>
        </table:table-row>
        <table:table-row table:style-name="ro1">
          <table:table-cell table:style-name="ce9" office:value-type="string" calcext:value-type="string">
            <text:p>time</text:p>
          </table:table-cell>
          <table:table-cell table:style-name="ce10" office:value-type="float" office:value="113.24541" calcext:value-type="float">
            <text:p>113.24541</text:p>
          </table:table-cell>
          <table:table-cell table:style-name="ce9" office:value-type="float" office:value="29.834932" calcext:value-type="float">
            <text:p>29.834932</text:p>
          </table:table-cell>
          <table:table-cell table:style-name="ce11" office:value-type="float" office:value="5.986788" calcext:value-type="float">
            <text:p>5.986788</text:p>
          </table:table-cell>
          <table:table-cell table:style-name="ce9" office:value-type="float" office:value="2.627091" calcext:value-type="float">
            <text:p>2.627091</text:p>
          </table:table-cell>
          <table:table-cell table:style-name="ce12" office:value-type="float" office:value="1.32552" calcext:value-type="float">
            <text:p>1.32552</text:p>
          </table:table-cell>
          <table:table-cell table:style-name="ce9"/>
        </table:table-row>
        <table:table-row table:style-name="ro1">
          <table:table-cell table:style-name="ce9" office:value-type="string" calcext:value-type="string">
            <text:p>speedup</text:p>
          </table:table-cell>
          <table:table-cell table:style-name="ce9" table:formula="of:=[.$B$71]/[.B71]" office:value-type="float" office:value="1" calcext:value-type="float">
            <text:p>1</text:p>
          </table:table-cell>
          <table:table-cell table:style-name="ce9" table:formula="of:=[.$B$71]/[.C71]" office:value-type="float" office:value="3.79573213037657" calcext:value-type="float">
            <text:p>3.79573213037657</text:p>
          </table:table-cell>
          <table:table-cell table:style-name="ce9" table:formula="of:=[.$B$71]/[.D71]" office:value-type="float" office:value="18.9158877849024" calcext:value-type="float">
            <text:p>18.9158877849024</text:p>
          </table:table-cell>
          <table:table-cell table:style-name="ce9" table:formula="of:=[.$B$71]/[.E71]" office:value-type="float" office:value="43.1067709493124" calcext:value-type="float">
            <text:p>43.1067709493124</text:p>
          </table:table-cell>
          <table:table-cell table:style-name="ce9" table:formula="of:=[.$B$71]/[.F71]" office:value-type="float" office:value="85.4347048705414" calcext:value-type="float">
            <text:p>85.4347048705414</text:p>
          </table:table-cell>
          <table:table-cell table:style-name="ce9" table:formula="of:=[.G71]/[.$B$71]" office:value-type="float" office:value="0" calcext:value-type="float">
            <text:p>0</text:p>
          </table:table-cell>
        </table:table-row>
        <table:table-row table:style-name="ro1">
          <table:table-cell table:style-name="ce9" office:value-type="string" calcext:value-type="string">
            <text:p>eficiency</text:p>
          </table:table-cell>
          <table:table-cell table:style-name="ce9" office:value-type="float" office:value="1" calcext:value-type="float">
            <text:p>1</text:p>
          </table:table-cell>
          <table:table-cell table:style-name="ce9" office:value-type="float" office:value="3.79573213037657" calcext:value-type="float">
            <text:p>3.79573213037657</text:p>
          </table:table-cell>
          <table:table-cell table:style-name="ce9" office:value-type="float" office:value="9.45794389245118" calcext:value-type="float">
            <text:p>9.45794389245118</text:p>
          </table:table-cell>
          <table:table-cell table:style-name="ce9" office:value-type="float" office:value="5.38834636866405" calcext:value-type="float">
            <text:p>5.38834636866405</text:p>
          </table:table-cell>
          <table:table-cell table:style-name="ce9" office:value-type="float" office:value="5.33966905440884" calcext:value-type="float">
            <text:p>5.33966905440884</text:p>
          </table:table-cell>
          <table:table-cell table:style-name="ce9" office:value-type="float" office:value="0" calcext:value-type="float">
            <text:p>0</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fraction number:min-integer-digits="0" number:min-numerator-digits="1" loext:max-numerator-digits="1" number:min-denominator-digits="1" loext:max-denominator-value="9"/>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5">00/00/0000</text:date>, <text:time style:data-style-name="N2" text:time-value="21:14:45.4141845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299cm" svg:height="5.737cm" xlink:href="." xlink:type="simple" chart:class="chart:line" chart:style-name="ch1">
        <chart:title svg:x="4.021cm" svg:y="0.25cm" chart:style-name="ch2">
          <text:p>1280*1024</text:p>
        </chart:title>
        <chart:legend chart:legend-position="start" svg:x="0.21cm" svg:y="2.32cm" style:legend-expansion="high" chart:style-name="ch3"/>
        <chart:plot-area chart:style-name="ch4" chart:data-source-has-labels="both" svg:x="3.777cm" svg:y="1.143cm" svg:width="6.317cm" svg:height="3.499cm">
          <chartooo:coordinate-region svg:x="4.584cm" svg:y="1.342cm" svg:width="5.51cm" svg:height="2.653cm"/>
          <chart:axis chart:dimension="x" chart:name="primary-x" chart:style-name="ch5" chartooo:axis-type="auto">
            <chartooo:date-scale/>
            <chart:title svg:x="6.137cm" svg:y="4.756cm" chart:style-name="ch6">
              <text:p>processes</text:p>
            </chart:title>
            <chart:categories table:cell-range-address="local-table.$B$1:.$G$1"/>
          </chart:axis>
          <chart:axis chart:dimension="y" chart:name="primary-y" chart:style-name="ch5">
            <chart:title svg:x="3.012cm" svg:y="3.624cm" chart:style-name="ch7">
              <text:p>efficiency</text:p>
            </chart:title>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4">
                <text:p>4</text:p>
              </table:table-cell>
              <table:table-cell office:value-type="float" office:value="16">
                <text:p>16</text:p>
              </table:table-cell>
              <table:table-cell office:value-type="float" office:value="64">
                <text:p>64</text:p>
              </table:table-cell>
              <table:table-cell office:value-type="float" office:value="128">
                <text:p>128</text:p>
              </table:table-cell>
              <table:table-cell office:value-type="float" office:value="160">
                <text:p>160</text:p>
              </table:table-cell>
              <table:table-cell office:value-type="string">
                <text:p/>
              </table:table-cell>
            </table:table-row>
          </table:table-header-rows>
          <table:table-rows>
            <table:table-row>
              <table:table-cell office:value-type="string">
                <text:p>MPI</text:p>
              </table:table-cell>
              <table:table-cell office:value-type="float" office:value="70.374411">
                <text:p>70.374411</text:p>
              </table:table-cell>
              <table:table-cell office:value-type="float" office:value="19.453256">
                <text:p>19.453256</text:p>
              </table:table-cell>
              <table:table-cell office:value-type="float" office:value="4.298208">
                <text:p>4.298208</text:p>
              </table:table-cell>
              <table:table-cell office:value-type="float" office:value="1.19676">
                <text:p>1.19676</text:p>
              </table:table-cell>
              <table:table-cell office:value-type="float" office:value="0.902302">
                <text:p>0.902302</text:p>
              </table:table-cell>
              <table:table-cell office:value-type="float" office:value="0.765317">
                <text:p>0.765317</text:p>
              </table:table-cell>
            </table:table-row>
            <table:table-row>
              <table:table-cell office:value-type="string">
                <text:p>MPI-red</text:p>
              </table:table-cell>
              <table:table-cell office:value-type="float" office:value="113.24541">
                <text:p>113.24541</text:p>
              </table:table-cell>
              <table:table-cell office:value-type="float" office:value="29.834932">
                <text:p>29.834932</text:p>
              </table:table-cell>
              <table:table-cell office:value-type="float" office:value="5.986788">
                <text:p>5.986788</text:p>
              </table:table-cell>
              <table:table-cell office:value-type="float" office:value="2.627091">
                <text:p>2.627091</text:p>
              </table:table-cell>
              <table:table-cell office:value-type="float" office:value="1.32552">
                <text:p>1.32552</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row table:style-name="ro1" table:number-rows-repeated="201">
          <table:table-cell table:number-columns-repeated="6"/>
        </table:table-row>
        <table:table-row table:style-name="ro1">
          <table:table-cell office:value-type="string" calcext:value-type="string">
            <text:p>mpi</text:p>
          </table:table-cell>
          <table:table-cell table:number-columns-repeated="5"/>
        </table:table-row>
        <table:table-row table:style-name="ro1">
          <table:table-cell table:style-name="ce3" office:value-type="string" calcext:value-type="string">
            <text:p>80*6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64" calcext:value-type="float">
            <text:p>64</text:p>
          </table:table-cell>
          <table:table-cell table:style-name="ce3" office:value-type="float" office:value="128" calcext:value-type="float">
            <text:p>128</text:p>
          </table:table-cell>
        </table:table-row>
        <table:table-row table:style-name="ro1">
          <table:table-cell table:style-name="ce3" office:value-type="string" calcext:value-type="string">
            <text:p>read</text:p>
          </table:table-cell>
          <table:table-cell table:style-name="ce3" office:value-type="float" office:value="0.065185" calcext:value-type="float">
            <text:p>0.065185</text:p>
          </table:table-cell>
          <table:table-cell table:style-name="ce3" office:value-type="float" office:value="0.49979" calcext:value-type="float">
            <text:p>0.49979</text:p>
          </table:table-cell>
          <table:table-cell table:style-name="ce3" office:value-type="float" office:value="7.778961" calcext:value-type="float">
            <text:p>7.778961</text:p>
          </table:table-cell>
          <table:table-cell table:style-name="ce3" office:value-type="float" office:value="41.182874" calcext:value-type="float">
            <text:p>41.182874</text:p>
          </table:table-cell>
          <table:table-cell table:style-name="ce3" office:value-type="float" office:value="111.462132" calcext:value-type="float">
            <text:p>111.462132</text:p>
          </table:table-cell>
        </table:table-row>
        <table:table-row table:style-name="ro1">
          <table:table-cell table:style-name="ce3" office:value-type="string" calcext:value-type="string">
            <text:p>write</text:p>
          </table:table-cell>
          <table:table-cell table:style-name="ce3" office:value-type="float" office:value="0.016029" calcext:value-type="float">
            <text:p>0.016029</text:p>
          </table:table-cell>
          <table:table-cell table:style-name="ce3" office:value-type="float" office:value="0.005336" calcext:value-type="float">
            <text:p>0.005336</text:p>
          </table:table-cell>
          <table:table-cell table:style-name="ce3" office:value-type="float" office:value="3.418108" calcext:value-type="float">
            <text:p>3.418108</text:p>
          </table:table-cell>
          <table:table-cell table:style-name="ce3" office:value-type="float" office:value="16.71281" calcext:value-type="float">
            <text:p>16.71281</text:p>
          </table:table-cell>
          <table:table-cell table:style-name="ce3" office:value-type="float" office:value="45.584247" calcext:value-type="float">
            <text:p>45.584247</text:p>
          </table:table-cell>
        </table:table-row>
        <table:table-row table:style-name="ro1" table:number-rows-repeated="2">
          <table:table-cell table:number-columns-repeated="6"/>
        </table:table-row>
        <table:table-row table:style-name="ro1">
          <table:table-cell office:value-type="string" calcext:value-type="string">
            <text:p>mpi</text:p>
          </table:table-cell>
          <table:table-cell table:number-columns-repeated="5"/>
        </table:table-row>
        <table:table-row table:style-name="ro1">
          <table:table-cell table:style-name="ce3" office:value-type="string" calcext:value-type="string">
            <text:p>160*12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64" calcext:value-type="float">
            <text:p>64</text:p>
          </table:table-cell>
          <table:table-cell table:style-name="ce3" office:value-type="float" office:value="128" calcext:value-type="float">
            <text:p>128</text:p>
          </table:table-cell>
        </table:table-row>
        <table:table-row table:style-name="ro1">
          <table:table-cell table:style-name="ce3" office:value-type="string" calcext:value-type="string">
            <text:p>read</text:p>
          </table:table-cell>
          <table:table-cell table:style-name="ce3" office:value-type="float" office:value="0.074966" calcext:value-type="float">
            <text:p>0.074966</text:p>
          </table:table-cell>
          <table:table-cell table:style-name="ce3" office:value-type="float" office:value="0.61405" calcext:value-type="float">
            <text:p>0.61405</text:p>
          </table:table-cell>
          <table:table-cell table:style-name="ce3" office:value-type="float" office:value="6.881965" calcext:value-type="float">
            <text:p>6.881965</text:p>
          </table:table-cell>
          <table:table-cell table:style-name="ce3" office:value-type="float" office:value="38.143328" calcext:value-type="float">
            <text:p>38.143328</text:p>
          </table:table-cell>
          <table:table-cell table:style-name="ce3" office:value-type="float" office:value="105.25434" calcext:value-type="float">
            <text:p>105.25434</text:p>
          </table:table-cell>
        </table:table-row>
        <table:table-row table:style-name="ro1">
          <table:table-cell table:style-name="ce3" office:value-type="string" calcext:value-type="string">
            <text:p>write</text:p>
          </table:table-cell>
          <table:table-cell table:style-name="ce3" office:value-type="float" office:value="0.032414" calcext:value-type="float">
            <text:p>0.032414</text:p>
          </table:table-cell>
          <table:table-cell table:style-name="ce3" office:value-type="float" office:value="0.005675" calcext:value-type="float">
            <text:p>0.005675</text:p>
          </table:table-cell>
          <table:table-cell table:style-name="ce3" office:value-type="float" office:value="4.133383" calcext:value-type="float">
            <text:p>4.133383</text:p>
          </table:table-cell>
          <table:table-cell table:style-name="ce3" office:value-type="float" office:value="19.841143" calcext:value-type="float">
            <text:p>19.841143</text:p>
          </table:table-cell>
          <table:table-cell table:style-name="ce3" office:value-type="float" office:value="40.655449" calcext:value-type="float">
            <text:p>40.655449</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fraction number:min-integer-digits="0" number:min-numerator-digits="1" loext:max-numerator-digits="1" number:min-denominator-digits="1" loext:max-denominator-value="9"/>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16:32:54.5806904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554cm" svg:height="5.321cm" xlink:href="." xlink:type="simple" chart:class="chart:line" chart:style-name="ch1">
        <chart:title svg:x="4.297cm" svg:y="0.242cm" chart:style-name="ch2">
          <text:p>MPI</text:p>
        </chart:title>
        <chart:legend chart:legend-position="start" svg:x="0.21cm" svg:y="1.365cm" style:legend-expansion="high" chart:style-name="ch3"/>
        <chart:plot-area chart:style-name="ch4" chart:data-source-has-labels="both" svg:x="4.16cm" svg:y="1.127cm" svg:width="5.203cm" svg:height="3.107cm">
          <chartooo:coordinate-region svg:x="4.781cm" svg:y="1.326cm" svg:width="4.116cm" svg:height="2.261cm"/>
          <chart:axis chart:dimension="x" chart:name="primary-x" chart:style-name="ch5" chartooo:axis-type="auto">
            <chartooo:date-scale/>
            <chart:title svg:x="5.963cm" svg:y="4.34cm" chart:style-name="ch6">
              <text:p>processes</text:p>
            </chart:title>
            <chart:categories table:cell-range-address="local-table.$B$1:.$F$1"/>
          </chart:axis>
          <chart:axis chart:dimension="y" chart:name="primary-y" chart:style-name="ch5">
            <chart:title svg:x="3.409cm" svg:y="3.372cm" chart:style-name="ch7">
              <text:p>speedup</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4">
                <text:p>4</text:p>
              </table:table-cell>
              <table:table-cell office:value-type="float" office:value="16">
                <text:p>16</text:p>
              </table:table-cell>
              <table:table-cell office:value-type="float" office:value="64">
                <text:p>64</text:p>
              </table:table-cell>
              <table:table-cell office:value-type="float" office:value="128">
                <text:p>128</text:p>
              </table:table-cell>
              <table:table-cell office:value-type="float" office:value="160">
                <text:p>160</text:p>
              </table:table-cell>
            </table:table-row>
          </table:table-header-rows>
          <table:table-rows>
            <table:table-row>
              <table:table-cell office:value-type="string">
                <text:p>80*64</text:p>
              </table:table-cell>
              <table:table-cell office:value-type="float" office:value="3.70019051888378">
                <text:p>3.70019051888378</text:p>
              </table:table-cell>
              <table:table-cell office:value-type="float" office:value="6.78450631870954">
                <text:p>6.78450631870954</text:p>
              </table:table-cell>
              <table:table-cell office:value-type="float" office:value="3.37386381635083">
                <text:p>3.37386381635083</text:p>
              </table:table-cell>
              <table:table-cell office:value-type="float" office:value="2.49472878906656">
                <text:p>2.49472878906656</text:p>
              </table:table-cell>
              <table:table-cell office:value-type="float" office:value="NaN">
                <text:p>NaN</text:p>
              </table:table-cell>
            </table:table-row>
            <table:table-row>
              <table:table-cell office:value-type="string">
                <text:p>160*128</text:p>
              </table:table-cell>
              <table:table-cell office:value-type="float" office:value="10.3527178593823">
                <text:p>10.3527178593823</text:p>
              </table:table-cell>
              <table:table-cell office:value-type="float" office:value="33.6983568541182">
                <text:p>33.6983568541182</text:p>
              </table:table-cell>
              <table:table-cell office:value-type="float" office:value="14.7638210887076">
                <text:p>14.7638210887076</text:p>
              </table:table-cell>
              <table:table-cell office:value-type="float" office:value="19.577761834125">
                <text:p>19.577761834125</text:p>
              </table:table-cell>
              <table:table-cell office:value-type="float" office:value="0">
                <text:p>0</text:p>
              </table:table-cell>
            </table:table-row>
            <table:table-row>
              <table:table-cell office:value-type="string">
                <text:p>320*256</text:p>
              </table:table-cell>
              <table:table-cell office:value-type="float" office:value="4.44870173282347">
                <text:p>4.44870173282347</text:p>
              </table:table-cell>
              <table:table-cell office:value-type="float" office:value="16.3048166084094">
                <text:p>16.3048166084094</text:p>
              </table:table-cell>
              <table:table-cell office:value-type="float" office:value="22.8482147360836">
                <text:p>22.8482147360836</text:p>
              </table:table-cell>
              <table:table-cell office:value-type="float" office:value="27.2469445846805">
                <text:p>27.2469445846805</text:p>
              </table:table-cell>
              <table:table-cell office:value-type="float" office:value="19.9175598364891">
                <text:p>19.9175598364891</text:p>
              </table:table-cell>
            </table:table-row>
            <table:table-row>
              <table:table-cell office:value-type="string">
                <text:p>640*512</text:p>
              </table:table-cell>
              <table:table-cell office:value-type="float" office:value="3.94058420777481">
                <text:p>3.94058420777481</text:p>
              </table:table-cell>
              <table:table-cell office:value-type="float" office:value="15.2243631741794">
                <text:p>15.2243631741794</text:p>
              </table:table-cell>
              <table:table-cell office:value-type="float" office:value="35.0153275949746">
                <text:p>35.0153275949746</text:p>
              </table:table-cell>
              <table:table-cell office:value-type="float" office:value="53.1041150885793">
                <text:p>53.1041150885793</text:p>
              </table:table-cell>
              <table:table-cell office:value-type="float" office:value="67.6665797489837">
                <text:p>67.6665797489837</text:p>
              </table:table-cell>
            </table:table-row>
            <table:table-row>
              <table:table-cell office:value-type="string">
                <text:p>1280*1024</text:p>
              </table:table-cell>
              <table:table-cell office:value-type="float" office:value="3.61761604329887">
                <text:p>3.61761604329887</text:p>
              </table:table-cell>
              <table:table-cell office:value-type="float" office:value="16.372965431175">
                <text:p>16.372965431175</text:p>
              </table:table-cell>
              <table:table-cell office:value-type="float" office:value="58.8041136067382">
                <text:p>58.8041136067382</text:p>
              </table:table-cell>
              <table:table-cell office:value-type="float" office:value="77.994297917992">
                <text:p>77.994297917992</text:p>
              </table:table-cell>
              <table:table-cell office:value-type="float" office:value="91.95459005876">
                <text:p>91.954590058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554cm" svg:height="5.321cm" xlink:href="." xlink:type="simple" chart:class="chart:line" chart:style-name="ch1">
        <chart:title svg:x="4.297cm" svg:y="0.242cm" chart:style-name="ch2">
          <text:p>MPI</text:p>
        </chart:title>
        <chart:legend chart:legend-position="start" svg:x="0.21cm" svg:y="1.365cm" style:legend-expansion="high" chart:style-name="ch3"/>
        <chart:plot-area chart:style-name="ch4" chart:data-source-has-labels="both" svg:x="4.16cm" svg:y="1.127cm" svg:width="5.203cm" svg:height="3.107cm">
          <chartooo:coordinate-region svg:x="4.596cm" svg:y="1.326cm" svg:width="4.302cm" svg:height="2.261cm"/>
          <chart:axis chart:dimension="x" chart:name="primary-x" chart:style-name="ch5" chartooo:axis-type="auto">
            <chartooo:date-scale/>
            <chart:title svg:x="5.963cm" svg:y="4.34cm" chart:style-name="ch6">
              <text:p>processes</text:p>
            </chart:title>
            <chart:categories table:cell-range-address="local-table.$B$1:.$F$1"/>
          </chart:axis>
          <chart:axis chart:dimension="y" chart:name="primary-y" chart:style-name="ch5">
            <chart:title svg:x="3.409cm" svg:y="3.412cm" chart:style-name="ch7">
              <text:p>efficiency</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4">
                <text:p>4</text:p>
              </table:table-cell>
              <table:table-cell office:value-type="float" office:value="16">
                <text:p>16</text:p>
              </table:table-cell>
              <table:table-cell office:value-type="float" office:value="64">
                <text:p>64</text:p>
              </table:table-cell>
              <table:table-cell office:value-type="float" office:value="128">
                <text:p>128</text:p>
              </table:table-cell>
              <table:table-cell office:value-type="float" office:value="160">
                <text:p>160</text:p>
              </table:table-cell>
            </table:table-row>
          </table:table-header-rows>
          <table:table-rows>
            <table:table-row>
              <table:table-cell office:value-type="string">
                <text:p>80*64</text:p>
              </table:table-cell>
              <table:table-cell office:value-type="float" office:value="3.70019051888378">
                <text:p>3.70019051888378</text:p>
              </table:table-cell>
              <table:table-cell office:value-type="float" office:value="3.39225315935477">
                <text:p>3.39225315935477</text:p>
              </table:table-cell>
              <table:table-cell office:value-type="float" office:value="0.421732977043853">
                <text:p>0.421732977043853</text:p>
              </table:table-cell>
              <table:table-cell office:value-type="float" office:value="0.15592054931666">
                <text:p>0.15592054931666</text:p>
              </table:table-cell>
              <table:table-cell office:value-type="float" office:value="NaN">
                <text:p>NaN</text:p>
              </table:table-cell>
            </table:table-row>
            <table:table-row>
              <table:table-cell office:value-type="string">
                <text:p>160*128</text:p>
              </table:table-cell>
              <table:table-cell office:value-type="float" office:value="10.3527178593823">
                <text:p>10.3527178593823</text:p>
              </table:table-cell>
              <table:table-cell office:value-type="float" office:value="16.8491784270591">
                <text:p>16.8491784270591</text:p>
              </table:table-cell>
              <table:table-cell office:value-type="float" office:value="1.84547763608845">
                <text:p>1.84547763608845</text:p>
              </table:table-cell>
              <table:table-cell office:value-type="float" office:value="1.22361011463281">
                <text:p>1.22361011463281</text:p>
              </table:table-cell>
              <table:table-cell office:value-type="float" office:value="0">
                <text:p>0</text:p>
              </table:table-cell>
            </table:table-row>
            <table:table-row>
              <table:table-cell office:value-type="string">
                <text:p>320*256</text:p>
              </table:table-cell>
              <table:table-cell office:value-type="float" office:value="4.44870173282347">
                <text:p>4.44870173282347</text:p>
              </table:table-cell>
              <table:table-cell office:value-type="float" office:value="8.15240830420468">
                <text:p>8.15240830420468</text:p>
              </table:table-cell>
              <table:table-cell office:value-type="float" office:value="2.85602684201045">
                <text:p>2.85602684201045</text:p>
              </table:table-cell>
              <table:table-cell office:value-type="float" office:value="1.70293403654253">
                <text:p>1.70293403654253</text:p>
              </table:table-cell>
              <table:table-cell office:value-type="float" office:value="0.995877991824453">
                <text:p>0.995877991824453</text:p>
              </table:table-cell>
            </table:table-row>
            <table:table-row>
              <table:table-cell office:value-type="string">
                <text:p>640*512</text:p>
              </table:table-cell>
              <table:table-cell office:value-type="float" office:value="3.94058420777481">
                <text:p>3.94058420777481</text:p>
              </table:table-cell>
              <table:table-cell office:value-type="float" office:value="7.61218158708972">
                <text:p>7.61218158708972</text:p>
              </table:table-cell>
              <table:table-cell office:value-type="float" office:value="4.37691594937183">
                <text:p>4.37691594937183</text:p>
              </table:table-cell>
              <table:table-cell office:value-type="float" office:value="3.3190071930362">
                <text:p>3.3190071930362</text:p>
              </table:table-cell>
              <table:table-cell office:value-type="float" office:value="3.38332898744919">
                <text:p>3.38332898744919</text:p>
              </table:table-cell>
            </table:table-row>
            <table:table-row>
              <table:table-cell office:value-type="string">
                <text:p>1280*1024</text:p>
              </table:table-cell>
              <table:table-cell office:value-type="float" office:value="3.61761604329887">
                <text:p>3.61761604329887</text:p>
              </table:table-cell>
              <table:table-cell office:value-type="float" office:value="8.18648271558752">
                <text:p>8.18648271558752</text:p>
              </table:table-cell>
              <table:table-cell office:value-type="float" office:value="7.35051420084227">
                <text:p>7.35051420084227</text:p>
              </table:table-cell>
              <table:table-cell office:value-type="float" office:value="4.8746436198745">
                <text:p>4.8746436198745</text:p>
              </table:table-cell>
              <table:table-cell office:value-type="float" office:value="4.597729502938">
                <text:p>4.59772950293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38cm" svg:height="5.312cm" xlink:href="." xlink:type="simple" chart:class="chart:line" chart:style-name="ch1">
        <chart:title svg:x="3.535cm" svg:y="0.242cm" chart:style-name="ch2">
          <text:p>MPI-reduce</text:p>
        </chart:title>
        <chart:legend chart:legend-position="start" svg:x="0.21cm" svg:y="1.61cm" style:legend-expansion="high" chart:style-name="ch3"/>
        <chart:plot-area chart:style-name="ch4" chart:data-source-has-labels="both" svg:x="3.789cm" svg:y="1.127cm" svg:width="5.559cm" svg:height="3.098cm">
          <chartooo:coordinate-region svg:x="4.225cm" svg:y="1.326cm" svg:width="4.843cm" svg:height="2.252cm"/>
          <chart:axis chart:dimension="x" chart:name="primary-x" chart:style-name="ch5" chartooo:axis-type="auto">
            <chartooo:date-scale/>
            <chart:title svg:x="5.77cm" svg:y="4.331cm" chart:style-name="ch6">
              <text:p>processes</text:p>
            </chart:title>
            <chart:categories table:cell-range-address="local-table.$B$1:.$G$1"/>
          </chart:axis>
          <chart:axis chart:dimension="y" chart:name="primary-y" chart:style-name="ch5">
            <chart:title svg:x="3.039cm" svg:y="2.985cm" chart:style-name="ch7">
              <text:p>sec</text:p>
            </chart:title>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
                <text:p>1</text:p>
              </table:table-cell>
              <table:table-cell office:value-type="float" office:value="4">
                <text:p>4</text:p>
              </table:table-cell>
              <table:table-cell office:value-type="float" office:value="16">
                <text:p>16</text:p>
              </table:table-cell>
              <table:table-cell office:value-type="float" office:value="64">
                <text:p>64</text:p>
              </table:table-cell>
              <table:table-cell office:value-type="float" office:value="128">
                <text:p>128</text:p>
              </table:table-cell>
              <table:table-cell office:value-type="float" office:value="160">
                <text:p>160</text:p>
              </table:table-cell>
            </table:table-row>
          </table:table-header-rows>
          <table:table-rows>
            <table:table-row>
              <table:table-cell office:value-type="string">
                <text:p>80*64</text:p>
              </table:table-cell>
              <table:table-cell office:value-type="float" office:value="0.065541">
                <text:p>0.065541</text:p>
              </table:table-cell>
              <table:table-cell office:value-type="float" office:value="0.021031">
                <text:p>0.021031</text:p>
              </table:table-cell>
              <table:table-cell office:value-type="float" office:value="0.010111">
                <text:p>0.010111</text:p>
              </table:table-cell>
              <table:table-cell office:value-type="float" office:value="0.079607">
                <text:p>0.079607</text:p>
              </table:table-cell>
              <table:table-cell office:value-type="float" office:value="0.068785">
                <text:p>0.068785</text:p>
              </table:table-cell>
              <table:table-cell office:value-type="float" office:value="0.212517">
                <text:p>0.212517</text:p>
              </table:table-cell>
            </table:table-row>
            <table:table-row>
              <table:table-cell office:value-type="string">
                <text:p>160*128</text:p>
              </table:table-cell>
              <table:table-cell office:value-type="float" office:value="0.328722">
                <text:p>0.328722</text:p>
              </table:table-cell>
              <table:table-cell office:value-type="float" office:value="0.047697">
                <text:p>0.047697</text:p>
              </table:table-cell>
              <table:table-cell office:value-type="float" office:value="0.109929">
                <text:p>0.109929</text:p>
              </table:table-cell>
              <table:table-cell office:value-type="float" office:value="0.029078">
                <text:p>0.029078</text:p>
              </table:table-cell>
              <table:table-cell office:value-type="float" office:value="0.17011">
                <text:p>0.17011</text:p>
              </table:table-cell>
              <table:table-cell office:value-type="float" office:value="0.038571">
                <text:p>0.038571</text:p>
              </table:table-cell>
            </table:table-row>
            <table:table-row>
              <table:table-cell office:value-type="string">
                <text:p>320*256</text:p>
              </table:table-cell>
              <table:table-cell office:value-type="float" office:value="0.841067">
                <text:p>0.841067</text:p>
              </table:table-cell>
              <table:table-cell office:value-type="float" office:value="0.141893">
                <text:p>0.141893</text:p>
              </table:table-cell>
              <table:table-cell office:value-type="float" office:value="0.172223">
                <text:p>0.172223</text:p>
              </table:table-cell>
              <table:table-cell office:value-type="float" office:value="0.03341">
                <text:p>0.03341</text:p>
              </table:table-cell>
              <table:table-cell office:value-type="float" office:value="0.04746">
                <text:p>0.04746</text:p>
              </table:table-cell>
              <table:table-cell office:value-type="float" office:value="0.33591">
                <text:p>0.33591</text:p>
              </table:table-cell>
            </table:table-row>
            <table:table-row>
              <table:table-cell office:value-type="string">
                <text:p>640*512</text:p>
              </table:table-cell>
              <table:table-cell office:value-type="float" office:value="4.229863">
                <text:p>4.229863</text:p>
              </table:table-cell>
              <table:table-cell office:value-type="float" office:value="0.589542">
                <text:p>0.589542</text:p>
              </table:table-cell>
              <table:table-cell office:value-type="float" office:value="0.288398">
                <text:p>0.288398</text:p>
              </table:table-cell>
              <table:table-cell office:value-type="float" office:value="0.056299">
                <text:p>0.056299</text:p>
              </table:table-cell>
              <table:table-cell office:value-type="float" office:value="0.189216">
                <text:p>0.189216</text:p>
              </table:table-cell>
              <table:table-cell office:value-type="float" office:value="0.230781">
                <text:p>0.23078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3.543cm" svg:y="0.242cm" chart:style-name="ch2">
          <text:p>MPI-reduce</text:p>
        </chart:title>
        <chart:legend chart:legend-position="start" svg:x="0.21cm" svg:y="1.614cm" style:legend-expansion="high" chart:style-name="ch3"/>
        <chart:plot-area chart:style-name="ch4" chart:data-source-has-labels="both" svg:x="3.79cm" svg:y="1.127cm" svg:width="5.573cm" svg:height="3.107cm">
          <chartooo:coordinate-region svg:x="4.411cm" svg:y="1.326cm" svg:width="4.672cm" svg:height="2.261cm"/>
          <chart:axis chart:dimension="x" chart:name="primary-x" chart:style-name="ch5" chartooo:axis-type="auto">
            <chartooo:date-scale/>
            <chart:title svg:x="5.778cm" svg:y="4.34cm" chart:style-name="ch6">
              <text:p>processes</text:p>
            </chart:title>
            <chart:categories table:cell-range-address="local-table.$B$1:.$F$1"/>
          </chart:axis>
          <chart:axis chart:dimension="y" chart:name="primary-y" chart:style-name="ch5">
            <chart:title svg:x="3.039cm" svg:y="3.372cm" chart:style-name="ch7">
              <text:p>speedup</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4">
                <text:p>4</text:p>
              </table:table-cell>
              <table:table-cell office:value-type="float" office:value="16">
                <text:p>16</text:p>
              </table:table-cell>
              <table:table-cell office:value-type="float" office:value="64">
                <text:p>64</text:p>
              </table:table-cell>
              <table:table-cell office:value-type="float" office:value="128">
                <text:p>128</text:p>
              </table:table-cell>
              <table:table-cell office:value-type="float" office:value="160">
                <text:p>160</text:p>
              </table:table-cell>
            </table:table-row>
          </table:table-header-rows>
          <table:table-rows>
            <table:table-row>
              <table:table-cell office:value-type="string">
                <text:p>80*64</text:p>
              </table:table-cell>
              <table:table-cell office:value-type="float" office:value="3.11639960058961">
                <text:p>3.11639960058961</text:p>
              </table:table-cell>
              <table:table-cell office:value-type="float" office:value="6.48214815547424">
                <text:p>6.48214815547424</text:p>
              </table:table-cell>
              <table:table-cell office:value-type="float" office:value="0.823306995615963">
                <text:p>0.823306995615963</text:p>
              </table:table-cell>
              <table:table-cell office:value-type="float" office:value="0.952838554917497">
                <text:p>0.952838554917497</text:p>
              </table:table-cell>
              <table:table-cell office:value-type="float" office:value="0.308403563009077">
                <text:p>0.308403563009077</text:p>
              </table:table-cell>
            </table:table-row>
            <table:table-row>
              <table:table-cell office:value-type="string">
                <text:p>160*128</text:p>
              </table:table-cell>
              <table:table-cell office:value-type="float" office:value="6.89187999245236">
                <text:p>6.89187999245236</text:p>
              </table:table-cell>
              <table:table-cell office:value-type="float" office:value="2.99031192860846">
                <text:p>2.99031192860846</text:p>
              </table:table-cell>
              <table:table-cell office:value-type="float" office:value="11.3048352706514">
                <text:p>11.3048352706514</text:p>
              </table:table-cell>
              <table:table-cell office:value-type="float" office:value="1.93240844159661">
                <text:p>1.93240844159661</text:p>
              </table:table-cell>
              <table:table-cell office:value-type="float" office:value="8.52251691685463">
                <text:p>8.52251691685463</text:p>
              </table:table-cell>
            </table:table-row>
            <table:table-row>
              <table:table-cell office:value-type="string">
                <text:p>320*256</text:p>
              </table:table-cell>
              <table:table-cell office:value-type="float" office:value="5.92747351877823">
                <text:p>5.92747351877823</text:p>
              </table:table-cell>
              <table:table-cell office:value-type="float" office:value="4.88359278377453">
                <text:p>4.88359278377453</text:p>
              </table:table-cell>
              <table:table-cell office:value-type="float" office:value="25.1741095480395">
                <text:p>25.1741095480395</text:p>
              </table:table-cell>
              <table:table-cell office:value-type="float" office:value="17.721597134429">
                <text:p>17.721597134429</text:p>
              </table:table-cell>
              <table:table-cell office:value-type="float" office:value="2.50384626834569">
                <text:p>2.50384626834569</text:p>
              </table:table-cell>
            </table:table-row>
            <table:table-row>
              <table:table-cell office:value-type="string">
                <text:p>640*512</text:p>
              </table:table-cell>
              <table:table-cell office:value-type="float" office:value="7.17482893500378">
                <text:p>7.17482893500378</text:p>
              </table:table-cell>
              <table:table-cell office:value-type="float" office:value="14.6667556640476">
                <text:p>14.6667556640476</text:p>
              </table:table-cell>
              <table:table-cell office:value-type="float" office:value="75.1321160233752">
                <text:p>75.1321160233752</text:p>
              </table:table-cell>
              <table:table-cell office:value-type="float" office:value="22.3546793083037">
                <text:p>22.3546793083037</text:p>
              </table:table-cell>
              <table:table-cell office:value-type="float" office:value="18.3284715812827">
                <text:p>18.328471581282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21409a" draw:fill-color="#21409a"/>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26cm" svg:height="5.307cm" xlink:href="." xlink:type="simple" chart:class="chart:line" chart:style-name="ch1">
        <chart:title svg:x="3.529cm" svg:y="0.242cm" chart:style-name="ch2">
          <text:p>MPI-reduce</text:p>
        </chart:title>
        <chart:legend chart:legend-position="start" svg:x="0.21cm" svg:y="1.607cm" style:legend-expansion="high" chart:style-name="ch3"/>
        <chart:plot-area chart:style-name="ch4" chart:data-source-has-labels="both" svg:x="3.789cm" svg:y="1.127cm" svg:width="5.547cm" svg:height="3.093cm">
          <chartooo:coordinate-region svg:x="4.225cm" svg:y="1.326cm" svg:width="4.646cm" svg:height="2.247cm"/>
          <chart:axis chart:dimension="x" chart:name="primary-x" chart:style-name="ch5" chartooo:axis-type="auto">
            <chartooo:date-scale/>
            <chart:title svg:x="5.764cm" svg:y="4.326cm" chart:style-name="ch6">
              <text:p>processes</text:p>
            </chart:title>
            <chart:categories table:cell-range-address="local-table.$B$1:.$F$1"/>
          </chart:axis>
          <chart:axis chart:dimension="y" chart:name="primary-y" chart:style-name="ch5">
            <chart:title svg:x="3.039cm" svg:y="3.405cm" chart:style-name="ch7">
              <text:p>efficiency</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4">
                <text:p>4</text:p>
              </table:table-cell>
              <table:table-cell office:value-type="float" office:value="16">
                <text:p>16</text:p>
              </table:table-cell>
              <table:table-cell office:value-type="float" office:value="64">
                <text:p>64</text:p>
              </table:table-cell>
              <table:table-cell office:value-type="float" office:value="128">
                <text:p>128</text:p>
              </table:table-cell>
              <table:table-cell office:value-type="float" office:value="160">
                <text:p>160</text:p>
              </table:table-cell>
            </table:table-row>
          </table:table-header-rows>
          <table:table-rows>
            <table:table-row>
              <table:table-cell office:value-type="string">
                <text:p>80*64</text:p>
              </table:table-cell>
              <table:table-cell office:value-type="float" office:value="3.11639960058961">
                <text:p>3.11639960058961</text:p>
              </table:table-cell>
              <table:table-cell office:value-type="float" office:value="3.24107407773712">
                <text:p>3.24107407773712</text:p>
              </table:table-cell>
              <table:table-cell office:value-type="float" office:value="0.102913374451995">
                <text:p>0.102913374451995</text:p>
              </table:table-cell>
              <table:table-cell office:value-type="float" office:value="0.0595524096823435">
                <text:p>0.0595524096823435</text:p>
              </table:table-cell>
              <table:table-cell office:value-type="float" office:value="0.0154201781504538">
                <text:p>0.0154201781504538</text:p>
              </table:table-cell>
            </table:table-row>
            <table:table-row>
              <table:table-cell office:value-type="string">
                <text:p>160*128</text:p>
              </table:table-cell>
              <table:table-cell office:value-type="float" office:value="6.89187999245236">
                <text:p>6.89187999245236</text:p>
              </table:table-cell>
              <table:table-cell office:value-type="float" office:value="1.49515596430423">
                <text:p>1.49515596430423</text:p>
              </table:table-cell>
              <table:table-cell office:value-type="float" office:value="1.41310440883142">
                <text:p>1.41310440883142</text:p>
              </table:table-cell>
              <table:table-cell office:value-type="float" office:value="0.120775527599788">
                <text:p>0.120775527599788</text:p>
              </table:table-cell>
              <table:table-cell office:value-type="float" office:value="0.426125845842732">
                <text:p>0.426125845842732</text:p>
              </table:table-cell>
            </table:table-row>
            <table:table-row>
              <table:table-cell office:value-type="string">
                <text:p>320*256</text:p>
              </table:table-cell>
              <table:table-cell office:value-type="float" office:value="5.92747351877823">
                <text:p>5.92747351877823</text:p>
              </table:table-cell>
              <table:table-cell office:value-type="float" office:value="2.44179639188726">
                <text:p>2.44179639188726</text:p>
              </table:table-cell>
              <table:table-cell office:value-type="float" office:value="3.14676369350494">
                <text:p>3.14676369350494</text:p>
              </table:table-cell>
              <table:table-cell office:value-type="float" office:value="1.10759982090181">
                <text:p>1.10759982090181</text:p>
              </table:table-cell>
              <table:table-cell office:value-type="float" office:value="0.125192313417284">
                <text:p>0.125192313417284</text:p>
              </table:table-cell>
            </table:table-row>
            <table:table-row>
              <table:table-cell office:value-type="string">
                <text:p>640*512</text:p>
              </table:table-cell>
              <table:table-cell office:value-type="float" office:value="7.17482893500378">
                <text:p>7.17482893500378</text:p>
              </table:table-cell>
              <table:table-cell office:value-type="float" office:value="7.3333778320238">
                <text:p>7.3333778320238</text:p>
              </table:table-cell>
              <table:table-cell office:value-type="float" office:value="9.3915145029219">
                <text:p>9.3915145029219</text:p>
              </table:table-cell>
              <table:table-cell office:value-type="float" office:value="1.39716745676898">
                <text:p>1.39716745676898</text:p>
              </table:table-cell>
              <table:table-cell office:value-type="float" office:value="0.916423579064134">
                <text:p>0.91642357906413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1.677cm" svg:y="0.242cm" chart:style-name="ch2">
          <text:p>MPI-openmp-reduce-2 threads</text:p>
        </chart:title>
        <chart:legend chart:legend-position="start" svg:x="0.21cm" svg:y="1.614cm" style:legend-expansion="high" chart:style-name="ch3"/>
        <chart:plot-area chart:style-name="ch4" chart:data-source-has-labels="both" svg:x="3.79cm" svg:y="1.127cm" svg:width="5.573cm" svg:height="3.107cm">
          <chartooo:coordinate-region svg:x="4.226cm" svg:y="1.326cm" svg:width="4.95cm" svg:height="2.261cm"/>
          <chart:axis chart:dimension="x" chart:name="primary-x" chart:style-name="ch5" chartooo:axis-type="auto">
            <chartooo:date-scale/>
            <chart:title svg:x="5.778cm" svg:y="4.34cm" chart:style-name="ch6">
              <text:p>processes</text:p>
            </chart:title>
            <chart:categories table:cell-range-address="local-table.$B$1:.$G$1"/>
          </chart:axis>
          <chart:axis chart:dimension="y" chart:name="primary-y" chart:style-name="ch5">
            <chart:title svg:x="3.039cm" svg:y="2.989cm" chart:style-name="ch7">
              <text:p>sec</text:p>
            </chart:title>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
                <text:p>1</text:p>
              </table:table-cell>
              <table:table-cell office:value-type="float" office:value="2">
                <text:p>2</text:p>
              </table:table-cell>
              <table:table-cell office:value-type="float" office:value="8">
                <text:p>8</text:p>
              </table:table-cell>
              <table:table-cell office:value-type="float" office:value="32">
                <text:p>32</text:p>
              </table:table-cell>
              <table:table-cell office:value-type="float" office:value="64">
                <text:p>64</text:p>
              </table:table-cell>
              <table:table-cell office:value-type="float" office:value="80">
                <text:p>80</text:p>
              </table:table-cell>
            </table:table-row>
          </table:table-header-rows>
          <table:table-rows>
            <table:table-row>
              <table:table-cell office:value-type="string">
                <text:p>80*64</text:p>
              </table:table-cell>
              <table:table-cell office:value-type="float" office:value="0.065541">
                <text:p>0.065541</text:p>
              </table:table-cell>
              <table:table-cell office:value-type="float" office:value="0.0211">
                <text:p>0.0211</text:p>
              </table:table-cell>
              <table:table-cell office:value-type="float" office:value="0.012778">
                <text:p>0.012778</text:p>
              </table:table-cell>
              <table:table-cell office:value-type="float" office:value="0.02543">
                <text:p>0.02543</text:p>
              </table:table-cell>
              <table:table-cell office:value-type="float" office:value="0.026395">
                <text:p>0.026395</text:p>
              </table:table-cell>
              <table:table-cell office:value-type="float" office:value="0.228127">
                <text:p>0.228127</text:p>
              </table:table-cell>
            </table:table-row>
            <table:table-row>
              <table:table-cell office:value-type="string">
                <text:p>160*128</text:p>
              </table:table-cell>
              <table:table-cell office:value-type="float" office:value="0.328722">
                <text:p>0.328722</text:p>
              </table:table-cell>
              <table:table-cell office:value-type="float" office:value="0.069726">
                <text:p>0.069726</text:p>
              </table:table-cell>
              <table:table-cell office:value-type="float" office:value="0.025095">
                <text:p>0.025095</text:p>
              </table:table-cell>
              <table:table-cell office:value-type="float" office:value="0.030071">
                <text:p>0.030071</text:p>
              </table:table-cell>
              <table:table-cell office:value-type="float" office:value="0.024807">
                <text:p>0.024807</text:p>
              </table:table-cell>
              <table:table-cell office:value-type="float" office:value="0.23615">
                <text:p>0.23615</text:p>
              </table:table-cell>
            </table:table-row>
            <table:table-row>
              <table:table-cell office:value-type="string">
                <text:p>320*256</text:p>
              </table:table-cell>
              <table:table-cell office:value-type="float" office:value="0.841067">
                <text:p>0.841067</text:p>
              </table:table-cell>
              <table:table-cell office:value-type="float" office:value="0.829835">
                <text:p>0.829835</text:p>
              </table:table-cell>
              <table:table-cell office:value-type="float" office:value="0.142191">
                <text:p>0.142191</text:p>
              </table:table-cell>
              <table:table-cell office:value-type="float" office:value="0.043852">
                <text:p>0.043852</text:p>
              </table:table-cell>
              <table:table-cell office:value-type="float" office:value="0.101886">
                <text:p>0.101886</text:p>
              </table:table-cell>
              <table:table-cell office:value-type="float" office:value="NaN">
                <text:p>NaN</text:p>
              </table:table-cell>
            </table:table-row>
            <table:table-row>
              <table:table-cell office:value-type="string">
                <text:p>640*512</text:p>
              </table:table-cell>
              <table:table-cell office:value-type="float" office:value="4.229863">
                <text:p>4.229863</text:p>
              </table:table-cell>
              <table:table-cell office:value-type="float" office:value="1.374436">
                <text:p>1.374436</text:p>
              </table:table-cell>
              <table:table-cell office:value-type="float" office:value="0.287418">
                <text:p>0.287418</text:p>
              </table:table-cell>
              <table:table-cell office:value-type="float" office:value="0.137867">
                <text:p>0.137867</text:p>
              </table:table-cell>
              <table:table-cell office:value-type="float" office:value="0.16473">
                <text:p>0.16473</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1.677cm" svg:y="0.242cm" chart:style-name="ch2">
          <text:p>MPI-openmp-reduce-2 threads</text:p>
        </chart:title>
        <chart:legend chart:legend-position="start" svg:x="0.21cm" svg:y="1.614cm" style:legend-expansion="high" chart:style-name="ch3"/>
        <chart:plot-area chart:style-name="ch4" chart:data-source-has-labels="both" svg:x="3.79cm" svg:y="1.127cm" svg:width="5.573cm" svg:height="3.107cm">
          <chartooo:coordinate-region svg:x="4.411cm" svg:y="1.326cm" svg:width="4.765cm" svg:height="2.261cm"/>
          <chart:axis chart:dimension="x" chart:name="primary-x" chart:style-name="ch5" chartooo:axis-type="auto">
            <chartooo:date-scale/>
            <chart:title svg:x="5.778cm" svg:y="4.34cm" chart:style-name="ch6">
              <text:p>processes</text:p>
            </chart:title>
            <chart:categories table:cell-range-address="local-table.$B$1:.$F$1"/>
          </chart:axis>
          <chart:axis chart:dimension="y" chart:name="primary-y" chart:style-name="ch5">
            <chart:title svg:x="3.039cm" svg:y="3.372cm" chart:style-name="ch7">
              <text:p>speedup</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2</text:p>
              </table:table-cell>
              <table:table-cell office:value-type="float" office:value="8">
                <text:p>8</text:p>
              </table:table-cell>
              <table:table-cell office:value-type="float" office:value="32">
                <text:p>32</text:p>
              </table:table-cell>
              <table:table-cell office:value-type="float" office:value="64">
                <text:p>64</text:p>
              </table:table-cell>
              <table:table-cell office:value-type="float" office:value="80">
                <text:p>80</text:p>
              </table:table-cell>
            </table:table-row>
          </table:table-header-rows>
          <table:table-rows>
            <table:table-row>
              <table:table-cell office:value-type="string">
                <text:p>80*64</text:p>
              </table:table-cell>
              <table:table-cell office:value-type="float" office:value="3.10620853080569">
                <text:p>3.10620853080569</text:p>
              </table:table-cell>
              <table:table-cell office:value-type="float" office:value="5.1292064485835">
                <text:p>5.1292064485835</text:p>
              </table:table-cell>
              <table:table-cell office:value-type="float" office:value="2.57731026346834">
                <text:p>2.57731026346834</text:p>
              </table:table-cell>
              <table:table-cell office:value-type="float" office:value="2.4830839174086">
                <text:p>2.4830839174086</text:p>
              </table:table-cell>
              <table:table-cell office:value-type="float" office:value="0.287300494899771">
                <text:p>0.287300494899771</text:p>
              </table:table-cell>
            </table:table-row>
            <table:table-row>
              <table:table-cell office:value-type="string">
                <text:p>160*128</text:p>
              </table:table-cell>
              <table:table-cell office:value-type="float" office:value="4.71448240254711">
                <text:p>4.71448240254711</text:p>
              </table:table-cell>
              <table:table-cell office:value-type="float" office:value="13.0991034070532">
                <text:p>13.0991034070532</text:p>
              </table:table-cell>
              <table:table-cell office:value-type="float" office:value="10.9315287153736">
                <text:p>10.9315287153736</text:p>
              </table:table-cell>
              <table:table-cell office:value-type="float" office:value="13.2511791026726">
                <text:p>13.2511791026726</text:p>
              </table:table-cell>
              <table:table-cell office:value-type="float" office:value="1.39200508151599">
                <text:p>1.39200508151599</text:p>
              </table:table-cell>
            </table:table-row>
            <table:table-row>
              <table:table-cell office:value-type="string">
                <text:p>320*256</text:p>
              </table:table-cell>
              <table:table-cell office:value-type="float" office:value="1.01353522085716">
                <text:p>1.01353522085716</text:p>
              </table:table-cell>
              <table:table-cell office:value-type="float" office:value="5.915050882264">
                <text:p>5.915050882264</text:p>
              </table:table-cell>
              <table:table-cell office:value-type="float" office:value="19.1796725348901">
                <text:p>19.1796725348901</text:p>
              </table:table-cell>
              <table:table-cell office:value-type="float" office:value="8.25498105726008">
                <text:p>8.25498105726008</text:p>
              </table:table-cell>
              <table:table-cell office:value-type="float" office:value="NaN">
                <text:p>NaN</text:p>
              </table:table-cell>
            </table:table-row>
            <table:table-row>
              <table:table-cell office:value-type="string">
                <text:p>640*512</text:p>
              </table:table-cell>
              <table:table-cell office:value-type="float" office:value="3.07752634535184">
                <text:p>3.07752634535184</text:p>
              </table:table-cell>
              <table:table-cell office:value-type="float" office:value="14.716764433682">
                <text:p>14.716764433682</text:p>
              </table:table-cell>
              <table:table-cell office:value-type="float" office:value="30.6807502883214">
                <text:p>30.6807502883214</text:p>
              </table:table-cell>
              <table:table-cell office:value-type="float" office:value="25.6775511442967">
                <text:p>25.6775511442967</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554cm" svg:height="5.321cm" xlink:href="." xlink:type="simple" chart:class="chart:line" chart:style-name="ch1">
        <chart:title svg:x="1.677cm" svg:y="0.242cm" chart:style-name="ch2">
          <text:p>MPI-openmp-reduce-2 threads</text:p>
        </chart:title>
        <chart:legend chart:legend-position="start" svg:x="0.21cm" svg:y="1.614cm" style:legend-expansion="high" chart:style-name="ch3"/>
        <chart:plot-area chart:style-name="ch4" chart:data-source-has-labels="both" svg:x="3.79cm" svg:y="1.127cm" svg:width="5.573cm" svg:height="3.107cm">
          <chartooo:coordinate-region svg:x="4.226cm" svg:y="1.326cm" svg:width="4.95cm" svg:height="2.261cm"/>
          <chart:axis chart:dimension="x" chart:name="primary-x" chart:style-name="ch5" chartooo:axis-type="auto">
            <chartooo:date-scale/>
            <chart:title svg:x="5.778cm" svg:y="4.34cm" chart:style-name="ch6">
              <text:p>processes</text:p>
            </chart:title>
            <chart:categories table:cell-range-address="local-table.$B$1:.$F$1"/>
          </chart:axis>
          <chart:axis chart:dimension="y" chart:name="primary-y" chart:style-name="ch5">
            <chart:title svg:x="3.039cm" svg:y="3.412cm" chart:style-name="ch7">
              <text:p>efficiency</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2</text:p>
              </table:table-cell>
              <table:table-cell office:value-type="float" office:value="8">
                <text:p>8</text:p>
              </table:table-cell>
              <table:table-cell office:value-type="float" office:value="32">
                <text:p>32</text:p>
              </table:table-cell>
              <table:table-cell office:value-type="float" office:value="64">
                <text:p>64</text:p>
              </table:table-cell>
              <table:table-cell office:value-type="float" office:value="80">
                <text:p>80</text:p>
              </table:table-cell>
            </table:table-row>
          </table:table-header-rows>
          <table:table-rows>
            <table:table-row>
              <table:table-cell office:value-type="string">
                <text:p>80*64</text:p>
              </table:table-cell>
              <table:table-cell office:value-type="float" office:value="3.10620853080569">
                <text:p>3.10620853080569</text:p>
              </table:table-cell>
              <table:table-cell office:value-type="float" office:value="2.56460322429175">
                <text:p>2.56460322429175</text:p>
              </table:table-cell>
              <table:table-cell office:value-type="float" office:value="0.322163782933543">
                <text:p>0.322163782933543</text:p>
              </table:table-cell>
              <table:table-cell office:value-type="float" office:value="0.155192744838038">
                <text:p>0.155192744838038</text:p>
              </table:table-cell>
              <table:table-cell office:value-type="float" office:value="0.0143650247449885">
                <text:p>0.0143650247449885</text:p>
              </table:table-cell>
            </table:table-row>
            <table:table-row>
              <table:table-cell office:value-type="string">
                <text:p>160*128</text:p>
              </table:table-cell>
              <table:table-cell office:value-type="float" office:value="4.71448240254711">
                <text:p>4.71448240254711</text:p>
              </table:table-cell>
              <table:table-cell office:value-type="float" office:value="6.5495517035266">
                <text:p>6.5495517035266</text:p>
              </table:table-cell>
              <table:table-cell office:value-type="float" office:value="1.3664410894217">
                <text:p>1.3664410894217</text:p>
              </table:table-cell>
              <table:table-cell office:value-type="float" office:value="0.828198693917039">
                <text:p>0.828198693917039</text:p>
              </table:table-cell>
              <table:table-cell office:value-type="float" office:value="0.0696002540757993">
                <text:p>0.0696002540757993</text:p>
              </table:table-cell>
            </table:table-row>
            <table:table-row>
              <table:table-cell office:value-type="string">
                <text:p>320*256</text:p>
              </table:table-cell>
              <table:table-cell office:value-type="float" office:value="1.01353522085716">
                <text:p>1.01353522085716</text:p>
              </table:table-cell>
              <table:table-cell office:value-type="float" office:value="2.957525441132">
                <text:p>2.957525441132</text:p>
              </table:table-cell>
              <table:table-cell office:value-type="float" office:value="2.39745906686126">
                <text:p>2.39745906686126</text:p>
              </table:table-cell>
              <table:table-cell office:value-type="float" office:value="0.515936316078755">
                <text:p>0.515936316078755</text:p>
              </table:table-cell>
              <table:table-cell office:value-type="float" office:value="NaN">
                <text:p>NaN</text:p>
              </table:table-cell>
            </table:table-row>
            <table:table-row>
              <table:table-cell office:value-type="string">
                <text:p>640*512</text:p>
              </table:table-cell>
              <table:table-cell office:value-type="float" office:value="3.07752634535184">
                <text:p>3.07752634535184</text:p>
              </table:table-cell>
              <table:table-cell office:value-type="float" office:value="7.35838221684098">
                <text:p>7.35838221684098</text:p>
              </table:table-cell>
              <table:table-cell office:value-type="float" office:value="3.83509378604017">
                <text:p>3.83509378604017</text:p>
              </table:table-cell>
              <table:table-cell office:value-type="float" office:value="1.60484694651855">
                <text:p>1.60484694651855</text:p>
              </table:table-cell>
              <table:table-cell office:value-type="float" office:value="NaN">
                <text:p>NaN</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